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5154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1.150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862in"/>
    </style:style>
    <style:style style:name="co7" style:family="table-column">
      <style:table-column-properties fo:break-before="auto" style:column-width="1.7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0" style:family="table-cell" style:parent-style-name="Default" style:data-style-name="N3"/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/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0"/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00"/>
    <style:style style:name="ce17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3"/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21"/>
    <style:style style:name="ce13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artitions" table:style-name="ta1">
        <table:table-column table:style-name="co1" table:default-cell-style-name="ce16"/>
        <table:table-column table:style-name="co2" table:default-cell-style-name="ce18"/>
        <table:table-column table:style-name="co3" table:default-cell-style-name="ce18"/>
        <table:table-column table:style-name="co4" table:default-cell-style-name="ce20"/>
        <table:table-column table:style-name="co3" table:number-columns-repeated="60" table:default-cell-style-name="Default"/>
        <table:table-row table:style-name="ro1">
          <table:table-cell table:style-name="ce15" office:value-type="string" calcext:value-type="string">
            <text:p>Distribution</text:p>
          </table:table-cell>
          <table:table-cell table:style-name="ce17" office:value-type="string" calcext:value-type="string">
            <text:p>Deals</text:p>
          </table:table-cell>
          <table:table-cell table:style-name="ce17" office:value-type="string" calcext:value-type="string">
            <text:p>Cumulative</text:p>
          </table:table-cell>
          <table:table-cell table:style-name="ce19" office:value-type="string" calcext:value-type="string">
            <text:p>Percent</text:p>
          </table:table-cell>
          <table:table-cell table:number-columns-repeated="60"/>
        </table:table-row>
        <table:table-row table:style-name="ro1">
          <table:table-cell table:style-name="ce15"/>
          <table:table-cell table:style-name="ce17" table:number-columns-repeated="2"/>
          <table:table-cell table:style-name="ce19"/>
          <table:table-cell table:number-columns-repeated="60"/>
        </table:table-row>
        <table:table-row table:style-name="ro1">
          <table:table-cell office:value-type="string" calcext:value-type="string">
            <text:p>7-7-6-5</text:p>
          </table:table-cell>
          <table:table-cell office:value-type="float" office:value="78038990625024" calcext:value-type="float">
            <text:p>78,038,990,625,024</text:p>
          </table:table-cell>
          <table:table-cell table:formula="of:=+[.B3]" office:value-type="float" office:value="78038990625024" calcext:value-type="float">
            <text:p>78,038,990,625,024</text:p>
          </table:table-cell>
          <table:table-cell table:formula="of:=+[.C3]/[.$B$105]" office:value-type="percentage" office:value="0.163414925799776" calcext:value-type="percentage">
            <text:p>16.341493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8-7-6-4</text:p>
          </table:table-cell>
          <table:table-cell office:value-type="float" office:value="65032492187520" calcext:value-type="float">
            <text:p>65,032,492,187,520</text:p>
          </table:table-cell>
          <table:table-cell table:formula="of:=+[.C3]+[.B4]" office:value-type="float" office:value="143071482812544" calcext:value-type="float">
            <text:p>143,071,482,812,544</text:p>
          </table:table-cell>
          <table:table-cell table:formula="of:=+[.C4]/[.$B$105]" office:value-type="percentage" office:value="0.299594030632922" calcext:value-type="percentage">
            <text:p>29.959403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8-6-6-5</text:p>
          </table:table-cell>
          <table:table-cell office:value-type="float" office:value="58529242968768" calcext:value-type="float">
            <text:p>58,529,242,968,768</text:p>
          </table:table-cell>
          <table:table-cell table:formula="of:=+[.C4]+[.B5]" office:value-type="float" office:value="201600725781312" calcext:value-type="float">
            <text:p>201,600,725,781,312</text:p>
          </table:table-cell>
          <table:table-cell table:formula="of:=+[.C5]/[.$B$105]" office:value-type="percentage" office:value="0.422155224982754" calcext:value-type="percentage">
            <text:p>42.215522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8-7-5-5</text:p>
          </table:table-cell>
          <table:table-cell office:value-type="float" office:value="43896932226576" calcext:value-type="float">
            <text:p>43,896,932,226,576</text:p>
          </table:table-cell>
          <table:table-cell table:formula="of:=+[.C5]+[.B6]" office:value-type="float" office:value="245497658007888" calcext:value-type="float">
            <text:p>245,497,658,007,888</text:p>
          </table:table-cell>
          <table:table-cell table:formula="of:=+[.C6]/[.$B$105]" office:value-type="percentage" office:value="0.514076120745128" calcext:value-type="percentage">
            <text:p>51.407612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-6-6-6</text:p>
          </table:table-cell>
          <table:table-cell office:value-type="float" office:value="34683995833344" calcext:value-type="float">
            <text:p>34,683,995,833,344</text:p>
          </table:table-cell>
          <table:table-cell table:formula="of:=+[.C6]+[.B7]" office:value-type="float" office:value="280181653841232" calcext:value-type="float">
            <text:p>280,181,653,841,232</text:p>
          </table:table-cell>
          <table:table-cell table:formula="of:=+[.C7]/[.$B$105]" office:value-type="percentage" office:value="0.586704976656139" calcext:value-type="percentage">
            <text:p>58.670498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9-7-5-4</text:p>
          </table:table-cell>
          <table:table-cell office:value-type="float" office:value="27096871744800" calcext:value-type="float">
            <text:p>27,096,871,744,800</text:p>
          </table:table-cell>
          <table:table-cell table:formula="of:=+[.C7]+[.B8]" office:value-type="float" office:value="307278525586032" calcext:value-type="float">
            <text:p>307,278,525,586,032</text:p>
          </table:table-cell>
          <table:table-cell table:formula="of:=+[.C8]/[.$B$105]" office:value-type="percentage" office:value="0.643446270336616" calcext:value-type="percentage">
            <text:p>64.344627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9-6-5-5</text:p>
          </table:table-cell>
          <table:table-cell office:value-type="float" office:value="24387184570320" calcext:value-type="float">
            <text:p>24,387,184,570,320</text:p>
          </table:table-cell>
          <table:table-cell table:formula="of:=+[.C8]+[.B9]" office:value-type="float" office:value="331665710156352" calcext:value-type="float">
            <text:p>331,665,710,156,352</text:p>
          </table:table-cell>
          <table:table-cell table:formula="of:=+[.C9]/[.$B$105]" office:value-type="percentage" office:value="0.694513434649046" calcext:value-type="percentage">
            <text:p>69.451343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8-8-5-4</text:p>
          </table:table-cell>
          <table:table-cell office:value-type="float" office:value="18290388427740" calcext:value-type="float">
            <text:p>18,290,388,427,740</text:p>
          </table:table-cell>
          <table:table-cell table:formula="of:=+[.C9]+[.B10]" office:value-type="float" office:value="349956098584092" calcext:value-type="float">
            <text:p>349,956,098,584,092</text:p>
          </table:table-cell>
          <table:table-cell table:formula="of:=+[.C10]/[.$B$105]" office:value-type="percentage" office:value="0.732813807883369" calcext:value-type="percentage">
            <text:p>73.281381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9-6-6-4</text:p>
          </table:table-cell>
          <table:table-cell office:value-type="float" office:value="18064581163200" calcext:value-type="float">
            <text:p>18,064,581,163,200</text:p>
          </table:table-cell>
          <table:table-cell table:formula="of:=+[.C10]+[.B11]" office:value-type="float" office:value="368020679747292" calcext:value-type="float">
            <text:p>368,020,679,747,292</text:p>
          </table:table-cell>
          <table:table-cell table:formula="of:=+[.C11]/[.$B$105]" office:value-type="percentage" office:value="0.770641337003687" calcext:value-type="percentage">
            <text:p>77.064134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9-7-6-3</text:p>
          </table:table-cell>
          <table:table-cell office:value-type="float" office:value="14451664930560" calcext:value-type="float">
            <text:p>14,451,664,930,560</text:p>
          </table:table-cell>
          <table:table-cell table:formula="of:=+[.C11]+[.B12]" office:value-type="float" office:value="382472344677852" calcext:value-type="float">
            <text:p>382,472,344,677,852</text:p>
          </table:table-cell>
          <table:table-cell table:formula="of:=+[.C12]/[.$B$105]" office:value-type="percentage" office:value="0.800903360299942" calcext:value-type="percentage">
            <text:p>80.090336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-7-7-4</text:p>
          </table:table-cell>
          <table:table-cell office:value-type="float" office:value="14451664930560" calcext:value-type="float">
            <text:p>14,451,664,930,560</text:p>
          </table:table-cell>
          <table:table-cell table:formula="of:=+[.C12]+[.B13]" office:value-type="float" office:value="396924009608412" calcext:value-type="float">
            <text:p>396,924,009,608,412</text:p>
          </table:table-cell>
          <table:table-cell table:formula="of:=+[.C13]/[.$B$105]" office:value-type="percentage" office:value="0.831165383596197" calcext:value-type="percentage">
            <text:p>83.116538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8-7-7-3</text:p>
          </table:table-cell>
          <table:table-cell office:value-type="float" office:value="13006498437504" calcext:value-type="float">
            <text:p>13,006,498,437,504</text:p>
          </table:table-cell>
          <table:table-cell table:formula="of:=+[.C13]+[.B14]" office:value-type="float" office:value="409930508045916" calcext:value-type="float">
            <text:p>409,930,508,045,916</text:p>
          </table:table-cell>
          <table:table-cell table:formula="of:=+[.C14]/[.$B$105]" office:value-type="percentage" office:value="0.858401204562826" calcext:value-type="percentage">
            <text:p>85.84012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-6-5-4</text:p>
          </table:table-cell>
          <table:table-cell office:value-type="float" office:value="10838748697920" calcext:value-type="float">
            <text:p>10,838,748,697,920</text:p>
          </table:table-cell>
          <table:table-cell table:formula="of:=+[.C14]+[.B15]" office:value-type="float" office:value="420769256743836" calcext:value-type="float">
            <text:p>420,769,256,743,836</text:p>
          </table:table-cell>
          <table:table-cell table:formula="of:=+[.C15]/[.$B$105]" office:value-type="percentage" office:value="0.881097722035017" calcext:value-type="percentage">
            <text:p>88.109772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8-8-6-3</text:p>
          </table:table-cell>
          <table:table-cell office:value-type="float" office:value="9754873828128" calcext:value-type="float">
            <text:p>9,754,873,828,128</text:p>
          </table:table-cell>
          <table:table-cell table:formula="of:=+[.C15]+[.B16]" office:value-type="float" office:value="430524130571964" calcext:value-type="float">
            <text:p>430,524,130,571,964</text:p>
          </table:table-cell>
          <table:table-cell table:formula="of:=+[.C16]/[.$B$105]" office:value-type="percentage" office:value="0.901524587759989" calcext:value-type="percentage">
            <text:p>90.152459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9-8-5-3</text:p>
          </table:table-cell>
          <table:table-cell office:value-type="float" office:value="8129061523440" calcext:value-type="float">
            <text:p>8,129,061,523,440</text:p>
          </table:table-cell>
          <table:table-cell table:formula="of:=+[.C16]+[.B17]" office:value-type="float" office:value="438653192095404" calcext:value-type="float">
            <text:p>438,653,192,095,404</text:p>
          </table:table-cell>
          <table:table-cell table:formula="of:=+[.C17]/[.$B$105]" office:value-type="percentage" office:value="0.918546975864132" calcext:value-type="percentage">
            <text:p>91.854698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9-8-4-4</text:p>
          </table:table-cell>
          <table:table-cell office:value-type="float" office:value="5645181613500" calcext:value-type="float">
            <text:p>5,645,181,613,500</text:p>
          </table:table-cell>
          <table:table-cell table:formula="of:=+[.C17]+[.B18]" office:value-type="float" office:value="444298373708904" calcext:value-type="float">
            <text:p>444,298,373,708,904</text:p>
          </table:table-cell>
          <table:table-cell table:formula="of:=+[.C18]/[.$B$105]" office:value-type="percentage" office:value="0.930368078714232" calcext:value-type="percentage">
            <text:p>93.036808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-7-5-3</text:p>
          </table:table-cell>
          <table:table-cell office:value-type="float" office:value="4335499479168" calcext:value-type="float">
            <text:p>4,335,499,479,168</text:p>
          </table:table-cell>
          <table:table-cell table:formula="of:=+[.C18]+[.B19]" office:value-type="float" office:value="448633873188072" calcext:value-type="float">
            <text:p>448,633,873,188,072</text:p>
          </table:table-cell>
          <table:table-cell table:formula="of:=+[.C19]/[.$B$105]" office:value-type="percentage" office:value="0.939446685703108" calcext:value-type="percentage">
            <text:p>93.944669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-7-4-4</text:p>
          </table:table-cell>
          <table:table-cell office:value-type="float" office:value="3010763527200" calcext:value-type="float">
            <text:p>3,010,763,527,200</text:p>
          </table:table-cell>
          <table:table-cell table:formula="of:=+[.C19]+[.B20]" office:value-type="float" office:value="451644636715272" calcext:value-type="float">
            <text:p>451,644,636,715,272</text:p>
          </table:table-cell>
          <table:table-cell table:formula="of:=+[.C20]/[.$B$105]" office:value-type="percentage" office:value="0.945751273889828" calcext:value-type="percentage">
            <text:p>94.575127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9-8-6-2</text:p>
          </table:table-cell>
          <table:table-cell office:value-type="float" office:value="2956022372160" calcext:value-type="float">
            <text:p>2,956,022,372,160</text:p>
          </table:table-cell>
          <table:table-cell table:formula="of:=+[.C20]+[.B21]" office:value-type="float" office:value="454600659087432" calcext:value-type="float">
            <text:p>454,600,659,087,432</text:p>
          </table:table-cell>
          <table:table-cell table:formula="of:=+[.C21]/[.$B$105]" office:value-type="percentage" office:value="0.951941233200425" calcext:value-type="percentage">
            <text:p>95.194123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-6-6-3</text:p>
          </table:table-cell>
          <table:table-cell office:value-type="float" office:value="2890332986112" calcext:value-type="float">
            <text:p>2,890,332,986,112</text:p>
          </table:table-cell>
          <table:table-cell table:formula="of:=+[.C21]+[.B22]" office:value-type="float" office:value="457490992073544" calcext:value-type="float">
            <text:p>457,490,992,073,544</text:p>
          </table:table-cell>
          <table:table-cell table:formula="of:=+[.C22]/[.$B$105]" office:value-type="percentage" office:value="0.957993637859676" calcext:value-type="percentage">
            <text:p>95.799364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8-8-7-2</text:p>
          </table:table-cell>
          <table:table-cell office:value-type="float" office:value="2660420134944" calcext:value-type="float">
            <text:p>2,660,420,134,944</text:p>
          </table:table-cell>
          <table:table-cell table:formula="of:=+[.C22]+[.B23]" office:value-type="float" office:value="460151412208488" calcext:value-type="float">
            <text:p>460,151,412,208,488</text:p>
          </table:table-cell>
          <table:table-cell table:formula="of:=+[.C23]/[.$B$105]" office:value-type="percentage" office:value="0.963564601239214" calcext:value-type="percentage">
            <text:p>96.35646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-5-5-5</text:p>
          </table:table-cell>
          <table:table-cell office:value-type="float" office:value="2438718457032" calcext:value-type="float">
            <text:p>2,438,718,457,032</text:p>
          </table:table-cell>
          <table:table-cell table:formula="of:=+[.C23]+[.B24]" office:value-type="float" office:value="462590130665520" calcext:value-type="float">
            <text:p>462,590,130,665,520</text:p>
          </table:table-cell>
          <table:table-cell table:formula="of:=+[.C24]/[.$B$105]" office:value-type="percentage" office:value="0.968671317670457" calcext:value-type="percentage">
            <text:p>96.867132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9-7-7-2</text:p>
          </table:table-cell>
          <table:table-cell office:value-type="float" office:value="1970681581440" calcext:value-type="float">
            <text:p>1,970,681,581,440</text:p>
          </table:table-cell>
          <table:table-cell table:formula="of:=+[.C24]+[.B25]" office:value-type="float" office:value="464560812246960" calcext:value-type="float">
            <text:p>464,560,812,246,960</text:p>
          </table:table-cell>
          <table:table-cell table:formula="of:=+[.C25]/[.$B$105]" office:value-type="percentage" office:value="0.972797957210856" calcext:value-type="percentage">
            <text:p>97.279796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-8-4-3</text:p>
          </table:table-cell>
          <table:table-cell office:value-type="float" office:value="1806458116320" calcext:value-type="float">
            <text:p>1,806,458,116,320</text:p>
          </table:table-cell>
          <table:table-cell table:formula="of:=+[.C25]+[.B26]" office:value-type="float" office:value="466367270363280" calcext:value-type="float">
            <text:p>466,367,270,363,280</text:p>
          </table:table-cell>
          <table:table-cell table:formula="of:=+[.C26]/[.$B$105]" office:value-type="percentage" office:value="0.976580710122888" calcext:value-type="percentage">
            <text:p>97.658071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-7-6-2</text:p>
          </table:table-cell>
          <table:table-cell office:value-type="float" office:value="1576545265152" calcext:value-type="float">
            <text:p>1,576,545,265,152</text:p>
          </table:table-cell>
          <table:table-cell table:formula="of:=+[.C26]+[.B27]" office:value-type="float" office:value="467943815628432" calcext:value-type="float">
            <text:p>467,943,815,628,432</text:p>
          </table:table-cell>
          <table:table-cell table:formula="of:=+[.C27]/[.$B$105]" office:value-type="percentage" office:value="0.979882021755206" calcext:value-type="percentage">
            <text:p>97.988202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9-9-4-3</text:p>
          </table:table-cell>
          <table:table-cell office:value-type="float" office:value="1254484803000" calcext:value-type="float">
            <text:p>1,254,484,803,000</text:p>
          </table:table-cell>
          <table:table-cell table:formula="of:=+[.C27]+[.B28]" office:value-type="float" office:value="469198300431432" calcext:value-type="float">
            <text:p>469,198,300,431,432</text:p>
          </table:table-cell>
          <table:table-cell table:formula="of:=+[.C28]/[.$B$105]" office:value-type="percentage" office:value="0.982508933499673" calcext:value-type="percentage">
            <text:p>98.250893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6-5-3</text:p>
          </table:table-cell>
          <table:table-cell office:value-type="float" office:value="1182408948864" calcext:value-type="float">
            <text:p>1,182,408,948,864</text:p>
          </table:table-cell>
          <table:table-cell table:formula="of:=+[.C28]+[.B29]" office:value-type="float" office:value="470380709380296" calcext:value-type="float">
            <text:p>470,380,709,380,296</text:p>
          </table:table-cell>
          <table:table-cell table:formula="of:=+[.C29]/[.$B$105]" office:value-type="percentage" office:value="0.984984917223912" calcext:value-type="percentage">
            <text:p>98.498492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5-5-4</text:p>
          </table:table-cell>
          <table:table-cell office:value-type="float" office:value="1108508389560" calcext:value-type="float">
            <text:p>1,108,508,389,560</text:p>
          </table:table-cell>
          <table:table-cell table:formula="of:=+[.C29]+[.B30]" office:value-type="float" office:value="471489217769856" calcext:value-type="float">
            <text:p>471,489,217,769,856</text:p>
          </table:table-cell>
          <table:table-cell table:formula="of:=+[.C30]/[.$B$105]" office:value-type="percentage" office:value="0.987306151965386" calcext:value-type="percentage">
            <text:p>98.730615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-8-5-2</text:p>
          </table:table-cell>
          <table:table-cell office:value-type="float" office:value="886806711648" calcext:value-type="float">
            <text:p>886,806,711,648</text:p>
          </table:table-cell>
          <table:table-cell table:formula="of:=+[.C30]+[.B31]" office:value-type="float" office:value="472376024481504" calcext:value-type="float">
            <text:p>472,376,024,481,504</text:p>
          </table:table-cell>
          <table:table-cell table:formula="of:=+[.C31]/[.$B$105]" office:value-type="percentage" office:value="0.989163139758565" calcext:value-type="percentage">
            <text:p>98.916314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6-4-4</text:p>
          </table:table-cell>
          <table:table-cell office:value-type="float" office:value="821117325600" calcext:value-type="float">
            <text:p>821,117,325,600</text:p>
          </table:table-cell>
          <table:table-cell table:formula="of:=+[.C31]+[.B32]" office:value-type="float" office:value="473197141807104" calcext:value-type="float">
            <text:p>473,197,141,807,104</text:p>
          </table:table-cell>
          <table:table-cell table:formula="of:=+[.C32]/[.$B$105]" office:value-type="percentage" office:value="0.990882572900398" calcext:value-type="percentage">
            <text:p>99.088257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7-4-3</text:p>
          </table:table-cell>
          <table:table-cell office:value-type="float" office:value="656893860480" calcext:value-type="float">
            <text:p>656,893,860,480</text:p>
          </table:table-cell>
          <table:table-cell table:formula="of:=+[.C32]+[.B33]" office:value-type="float" office:value="473854035667584" calcext:value-type="float">
            <text:p>473,854,035,667,584</text:p>
          </table:table-cell>
          <table:table-cell table:formula="of:=+[.C33]/[.$B$105]" office:value-type="percentage" office:value="0.992258119413864" calcext:value-type="percentage">
            <text:p>99.225812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9-9-5-2</text:p>
          </table:table-cell>
          <table:table-cell office:value-type="float" office:value="615837994200" calcext:value-type="float">
            <text:p>615,837,994,200</text:p>
          </table:table-cell>
          <table:table-cell table:formula="of:=+[.C33]+[.B34]" office:value-type="float" office:value="474469873661784" calcext:value-type="float">
            <text:p>474,469,873,661,784</text:p>
          </table:table-cell>
          <table:table-cell table:formula="of:=+[.C34]/[.$B$105]" office:value-type="percentage" office:value="0.993547694270239" calcext:value-type="percentage">
            <text:p>99.354769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9-8-7-1</text:p>
          </table:table-cell>
          <table:table-cell office:value-type="float" office:value="492670395360" calcext:value-type="float">
            <text:p>492,670,395,360</text:p>
          </table:table-cell>
          <table:table-cell table:formula="of:=+[.C34]+[.B35]" office:value-type="float" office:value="474962544057144" calcext:value-type="float">
            <text:p>474,962,544,057,144</text:p>
          </table:table-cell>
          <table:table-cell table:formula="of:=+[.C35]/[.$B$105]" office:value-type="percentage" office:value="0.994579354155338" calcext:value-type="percentage">
            <text:p>99.457935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7-5-2</text:p>
          </table:table-cell>
          <table:table-cell office:value-type="float" office:value="322475167872" calcext:value-type="float">
            <text:p>322,475,167,872</text:p>
          </table:table-cell>
          <table:table-cell table:formula="of:=+[.C35]+[.B36]" office:value-type="float" office:value="475285019225016" calcext:value-type="float">
            <text:p>475,285,019,225,016</text:p>
          </table:table-cell>
          <table:table-cell table:formula="of:=+[.C36]/[.$B$105]" office:value-type="percentage" office:value="0.995254622443767" calcext:value-type="percentage">
            <text:p>99.525462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-9-4-2</text:p>
          </table:table-cell>
          <table:table-cell office:value-type="float" office:value="273705775200" calcext:value-type="float">
            <text:p>273,705,775,200</text:p>
          </table:table-cell>
          <table:table-cell table:formula="of:=+[.C36]+[.B37]" office:value-type="float" office:value="475558725000216" calcext:value-type="float">
            <text:p>475,558,725,000,216</text:p>
          </table:table-cell>
          <table:table-cell table:formula="of:=+[.C37]/[.$B$105]" office:value-type="percentage" office:value="0.995827766824378" calcext:value-type="percentage">
            <text:p>99.582777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6-6-2</text:p>
          </table:table-cell>
          <table:table-cell office:value-type="float" office:value="214983445248" calcext:value-type="float">
            <text:p>214,983,445,248</text:p>
          </table:table-cell>
          <table:table-cell table:formula="of:=+[.C37]+[.B38]" office:value-type="float" office:value="475773708445464" calcext:value-type="float">
            <text:p>475,773,708,445,464</text:p>
          </table:table-cell>
          <table:table-cell table:formula="of:=+[.C38]/[.$B$105]" office:value-type="percentage" office:value="0.99627794568333" calcext:value-type="percentage">
            <text:p>99.627795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-9-3-3</text:p>
          </table:table-cell>
          <table:table-cell office:value-type="float" office:value="200717568480" calcext:value-type="float">
            <text:p>200,717,568,480</text:p>
          </table:table-cell>
          <table:table-cell table:formula="of:=+[.C38]+[.B39]" office:value-type="float" office:value="475974426013944" calcext:value-type="float">
            <text:p>475,974,426,013,944</text:p>
          </table:table-cell>
          <table:table-cell table:formula="of:=+[.C39]/[.$B$105]" office:value-type="percentage" office:value="0.996698251562445" calcext:value-type="percentage">
            <text:p>99.669825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-8-6-1</text:p>
          </table:table-cell>
          <table:table-cell office:value-type="float" office:value="197068158144" calcext:value-type="float">
            <text:p>197,068,158,144</text:p>
          </table:table-cell>
          <table:table-cell table:formula="of:=+[.C39]+[.B40]" office:value-type="float" office:value="476171494172088" calcext:value-type="float">
            <text:p>476,171,494,172,088</text:p>
          </table:table-cell>
          <table:table-cell table:formula="of:=+[.C40]/[.$B$105]" office:value-type="percentage" office:value="0.997110915516485" calcext:value-type="percentage">
            <text:p>99.711092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9-9-6-1</text:p>
          </table:table-cell>
          <table:table-cell office:value-type="float" office:value="136852887600" calcext:value-type="float">
            <text:p>136,852,887,600</text:p>
          </table:table-cell>
          <table:table-cell table:formula="of:=+[.C40]+[.B41]" office:value-type="float" office:value="476308347059688" calcext:value-type="float">
            <text:p>476,308,347,059,688</text:p>
          </table:table-cell>
          <table:table-cell table:formula="of:=+[.C41]/[.$B$105]" office:value-type="percentage" office:value="0.99739748770679" calcext:value-type="percentage">
            <text:p>99.739749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8-4-2</text:p>
          </table:table-cell>
          <table:table-cell office:value-type="float" office:value="134364653280" calcext:value-type="float">
            <text:p>134,364,653,280</text:p>
          </table:table-cell>
          <table:table-cell table:formula="of:=+[.C41]+[.B42]" office:value-type="float" office:value="476442711712968" calcext:value-type="float">
            <text:p>476,442,711,712,968</text:p>
          </table:table-cell>
          <table:table-cell table:formula="of:=+[.C42]/[.$B$105]" office:value-type="percentage" office:value="0.997678849493636" calcext:value-type="percentage">
            <text:p>99.767885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-7-7-1</text:p>
          </table:table-cell>
          <table:table-cell office:value-type="float" office:value="131378772096" calcext:value-type="float">
            <text:p>131,378,772,096</text:p>
          </table:table-cell>
          <table:table-cell table:formula="of:=+[.C42]+[.B43]" office:value-type="float" office:value="476574090485064" calcext:value-type="float">
            <text:p>476,574,090,485,064</text:p>
          </table:table-cell>
          <table:table-cell table:formula="of:=+[.C43]/[.$B$105]" office:value-type="percentage" office:value="0.997953958796329" calcext:value-type="percentage">
            <text:p>99.795396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8-8-8-1</text:p>
          </table:table-cell>
          <table:table-cell office:value-type="float" office:value="110850838956" calcext:value-type="float">
            <text:p>110,850,838,956</text:p>
          </table:table-cell>
          <table:table-cell table:formula="of:=+[.C43]+[.B44]" office:value-type="float" office:value="476684941324020" calcext:value-type="float">
            <text:p>476,684,941,324,020</text:p>
          </table:table-cell>
          <table:table-cell table:formula="of:=+[.C44]/[.$B$105]" office:value-type="percentage" office:value="0.998186082270476" calcext:value-type="percentage">
            <text:p>99.818608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6-4-3</text:p>
          </table:table-cell>
          <table:table-cell office:value-type="float" office:value="109482310080" calcext:value-type="float">
            <text:p>109,482,310,080</text:p>
          </table:table-cell>
          <table:table-cell table:formula="of:=+[.C44]+[.B45]" office:value-type="float" office:value="476794423634100" calcext:value-type="float">
            <text:p>476,794,423,634,100</text:p>
          </table:table-cell>
          <table:table-cell table:formula="of:=+[.C45]/[.$B$105]" office:value-type="percentage" office:value="0.998415340022721" calcext:value-type="percentage">
            <text:p>99.841534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5-4-4</text:p>
          </table:table-cell>
          <table:table-cell office:value-type="float" office:value="102639665700" calcext:value-type="float">
            <text:p>102,639,665,700</text:p>
          </table:table-cell>
          <table:table-cell table:formula="of:=+[.C45]+[.B46]" office:value-type="float" office:value="476897063299800" calcext:value-type="float">
            <text:p>476,897,063,299,800</text:p>
          </table:table-cell>
          <table:table-cell table:formula="of:=+[.C46]/[.$B$105]" office:value-type="percentage" office:value="0.99863026916545" calcext:value-type="percentage">
            <text:p>99.863027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8-3-3</text:p>
          </table:table-cell>
          <table:table-cell office:value-type="float" office:value="98534079072" calcext:value-type="float">
            <text:p>98,534,079,072</text:p>
          </table:table-cell>
          <table:table-cell table:formula="of:=+[.C46]+[.B47]" office:value-type="float" office:value="476995597378872" calcext:value-type="float">
            <text:p>476,995,597,378,872</text:p>
          </table:table-cell>
          <table:table-cell table:formula="of:=+[.C47]/[.$B$105]" office:value-type="percentage" office:value="0.99883660114247" calcext:value-type="percentage">
            <text:p>99.88366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-9-5-1</text:p>
          </table:table-cell>
          <table:table-cell office:value-type="float" office:value="82111732560" calcext:value-type="float">
            <text:p>82,111,732,560</text:p>
          </table:table-cell>
          <table:table-cell table:formula="of:=+[.C47]+[.B48]" office:value-type="float" office:value="477077709111432" calcext:value-type="float">
            <text:p>477,077,709,111,432</text:p>
          </table:table-cell>
          <table:table-cell table:formula="of:=+[.C48]/[.$B$105]" office:value-type="percentage" office:value="0.999008544456653" calcext:value-type="percentage">
            <text:p>99.900854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5-5-3</text:p>
          </table:table-cell>
          <table:table-cell office:value-type="float" office:value="73900559304" calcext:value-type="float">
            <text:p>73,900,559,304</text:p>
          </table:table-cell>
          <table:table-cell table:formula="of:=+[.C48]+[.B49]" office:value-type="float" office:value="477151609670736" calcext:value-type="float">
            <text:p>477,151,609,670,736</text:p>
          </table:table-cell>
          <table:table-cell table:formula="of:=+[.C49]/[.$B$105]" office:value-type="percentage" office:value="0.999163293439418" calcext:value-type="percentage">
            <text:p>99.916329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7-6-1</text:p>
          </table:table-cell>
          <table:table-cell office:value-type="float" office:value="71661148416" calcext:value-type="float">
            <text:p>71,661,148,416</text:p>
          </table:table-cell>
          <table:table-cell table:formula="of:=+[.C49]+[.B50]" office:value-type="float" office:value="477223270819152" calcext:value-type="float">
            <text:p>477,223,270,819,152</text:p>
          </table:table-cell>
          <table:table-cell table:formula="of:=+[.C50]/[.$B$105]" office:value-type="percentage" office:value="0.999313353059069" calcext:value-type="percentage">
            <text:p>99.931335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6-5-2</text:p>
          </table:table-cell>
          <table:table-cell office:value-type="float" office:value="53745861312" calcext:value-type="float">
            <text:p>53,745,861,312</text:p>
          </table:table-cell>
          <table:table-cell table:formula="of:=+[.C50]+[.B51]" office:value-type="float" office:value="477277016680464" calcext:value-type="float">
            <text:p>477,277,016,680,464</text:p>
          </table:table-cell>
          <table:table-cell table:formula="of:=+[.C51]/[.$B$105]" office:value-type="percentage" office:value="0.999425897773807" calcext:value-type="percentage">
            <text:p>99.94259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8-5-1</text:p>
          </table:table-cell>
          <table:table-cell office:value-type="float" office:value="40309395984" calcext:value-type="float">
            <text:p>40,309,395,984</text:p>
          </table:table-cell>
          <table:table-cell table:formula="of:=+[.C51]+[.B52]" office:value-type="float" office:value="477317326076448" calcext:value-type="float">
            <text:p>477,317,326,076,448</text:p>
          </table:table-cell>
          <table:table-cell table:formula="of:=+[.C52]/[.$B$105]" office:value-type="percentage" office:value="0.99951030630986" calcext:value-type="percentage">
            <text:p>99.951031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7-4-2</text:p>
          </table:table-cell>
          <table:table-cell office:value-type="float" office:value="29858811840" calcext:value-type="float">
            <text:p>29,858,811,840</text:p>
          </table:table-cell>
          <table:table-cell table:formula="of:=+[.C52]+[.B53]" office:value-type="float" office:value="477347184888288" calcext:value-type="float">
            <text:p>477,347,184,888,288</text:p>
          </table:table-cell>
          <table:table-cell table:formula="of:=+[.C53]/[.$B$105]" office:value-type="percentage" office:value="0.999572831151382" calcext:value-type="percentage">
            <text:p>99.957283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9-3-2</text:p>
          </table:table-cell>
          <table:table-cell office:value-type="float" office:value="29858811840" calcext:value-type="float">
            <text:p>29,858,811,840</text:p>
          </table:table-cell>
          <table:table-cell table:formula="of:=+[.C53]+[.B54]" office:value-type="float" office:value="477377043700128" calcext:value-type="float">
            <text:p>477,377,043,700,128</text:p>
          </table:table-cell>
          <table:table-cell table:formula="of:=+[.C54]/[.$B$105]" office:value-type="percentage" office:value="0.999635355992903" calcext:value-type="percentage">
            <text:p>99.963536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7-3-3</text:p>
          </table:table-cell>
          <table:table-cell office:value-type="float" office:value="21896462016" calcext:value-type="float">
            <text:p>21,896,462,016</text:p>
          </table:table-cell>
          <table:table-cell table:formula="of:=+[.C54]+[.B55]" office:value-type="float" office:value="477398940162144" calcext:value-type="float">
            <text:p>477,398,940,162,144</text:p>
          </table:table-cell>
          <table:table-cell table:formula="of:=+[.C55]/[.$B$105]" office:value-type="percentage" office:value="0.999681207543352" calcext:value-type="percentage">
            <text:p>99.968121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-10-3-2</text:p>
          </table:table-cell>
          <table:table-cell office:value-type="float" office:value="21896462016" calcext:value-type="float">
            <text:p>21,896,462,016</text:p>
          </table:table-cell>
          <table:table-cell table:formula="of:=+[.C55]+[.B56]" office:value-type="float" office:value="477420836624160" calcext:value-type="float">
            <text:p>477,420,836,624,160</text:p>
          </table:table-cell>
          <table:table-cell table:formula="of:=+[.C56]/[.$B$105]" office:value-type="percentage" office:value="0.9997270590938" calcext:value-type="percentage">
            <text:p>99.972706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-8-7-0</text:p>
          </table:table-cell>
          <table:table-cell office:value-type="float" office:value="15159089088" calcext:value-type="float">
            <text:p>15,159,089,088</text:p>
          </table:table-cell>
          <table:table-cell table:formula="of:=+[.C56]+[.B57]" office:value-type="float" office:value="477435995713248" calcext:value-type="float">
            <text:p>477,435,995,713,248</text:p>
          </table:table-cell>
          <table:table-cell table:formula="of:=+[.C57]/[.$B$105]" office:value-type="percentage" office:value="0.99975880247488" calcext:value-type="percentage">
            <text:p>99.97588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9-8-8-0</text:p>
          </table:table-cell>
          <table:table-cell office:value-type="float" office:value="14211646020" calcext:value-type="float">
            <text:p>14,211,646,020</text:p>
          </table:table-cell>
          <table:table-cell table:formula="of:=+[.C57]+[.B58]" office:value-type="float" office:value="477450207359268" calcext:value-type="float">
            <text:p>477,450,207,359,268</text:p>
          </table:table-cell>
          <table:table-cell table:formula="of:=+[.C58]/[.$B$105]" office:value-type="percentage" office:value="0.999788561894643" calcext:value-type="percentage">
            <text:p>99.978856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9-4-1</text:p>
          </table:table-cell>
          <table:table-cell office:value-type="float" office:value="12441171600" calcext:value-type="float">
            <text:p>12,441,171,600</text:p>
          </table:table-cell>
          <table:table-cell table:formula="of:=+[.C58]+[.B59]" office:value-type="float" office:value="477462648530868" calcext:value-type="float">
            <text:p>477,462,648,530,868</text:p>
          </table:table-cell>
          <table:table-cell table:formula="of:=+[.C59]/[.$B$105]" office:value-type="percentage" office:value="0.999814613911943" calcext:value-type="percentage">
            <text:p>99.981461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9-9-7-0</text:p>
          </table:table-cell>
          <table:table-cell office:value-type="float" office:value="10527145200" calcext:value-type="float">
            <text:p>10,527,145,200</text:p>
          </table:table-cell>
          <table:table-cell table:formula="of:=+[.C59]+[.B60]" office:value-type="float" office:value="477473175676068" calcext:value-type="float">
            <text:p>477,473,175,676,068</text:p>
          </table:table-cell>
          <table:table-cell table:formula="of:=+[.C60]/[.$B$105]" office:value-type="percentage" office:value="0.999836657926582" calcext:value-type="percentage">
            <text:p>99.983666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-10-4-1</text:p>
          </table:table-cell>
          <table:table-cell office:value-type="float" office:value="9123525840" calcext:value-type="float">
            <text:p>9,123,525,840</text:p>
          </table:table-cell>
          <table:table-cell table:formula="of:=+[.C60]+[.B61]" office:value-type="float" office:value="477482299201908" calcext:value-type="float">
            <text:p>477,482,299,201,908</text:p>
          </table:table-cell>
          <table:table-cell table:formula="of:=+[.C61]/[.$B$105]" office:value-type="percentage" office:value="0.999855762739269" calcext:value-type="percentage">
            <text:p>99.985576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8-3-2</text:p>
          </table:table-cell>
          <table:table-cell office:value-type="float" office:value="8957643552" calcext:value-type="float">
            <text:p>8,957,643,552</text:p>
          </table:table-cell>
          <table:table-cell table:formula="of:=+[.C61]+[.B62]" office:value-type="float" office:value="477491256845460" calcext:value-type="float">
            <text:p>477,491,256,845,460</text:p>
          </table:table-cell>
          <table:table-cell table:formula="of:=+[.C62]/[.$B$105]" office:value-type="percentage" office:value="0.999874520191726" calcext:value-type="percentage">
            <text:p>99.987452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7-5-1</text:p>
          </table:table-cell>
          <table:table-cell office:value-type="float" office:value="8957643552" calcext:value-type="float">
            <text:p>8,957,643,552</text:p>
          </table:table-cell>
          <table:table-cell table:formula="of:=+[.C62]+[.B63]" office:value-type="float" office:value="477500214489012" calcext:value-type="float">
            <text:p>477,500,214,489,012</text:p>
          </table:table-cell>
          <table:table-cell table:formula="of:=+[.C63]/[.$B$105]" office:value-type="percentage" office:value="0.999893277644182" calcext:value-type="percentage">
            <text:p>99.989328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-9-6-0</text:p>
          </table:table-cell>
          <table:table-cell office:value-type="float" office:value="8421716160" calcext:value-type="float">
            <text:p>8,421,716,160</text:p>
          </table:table-cell>
          <table:table-cell table:formula="of:=+[.C63]+[.B64]" office:value-type="float" office:value="477508636205172" calcext:value-type="float">
            <text:p>477,508,636,205,172</text:p>
          </table:table-cell>
          <table:table-cell table:formula="of:=+[.C64]/[.$B$105]" office:value-type="percentage" office:value="0.999910912855893" calcext:value-type="percentage">
            <text:p>99.991091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-5-4-3</text:p>
          </table:table-cell>
          <table:table-cell office:value-type="float" office:value="6316287120" calcext:value-type="float">
            <text:p>6,316,287,120</text:p>
          </table:table-cell>
          <table:table-cell table:formula="of:=+[.C64]+[.B65]" office:value-type="float" office:value="477514952492292" calcext:value-type="float">
            <text:p>477,514,952,492,292</text:p>
          </table:table-cell>
          <table:table-cell table:formula="of:=+[.C65]/[.$B$105]" office:value-type="percentage" office:value="0.999924139264676" calcext:value-type="percentage">
            <text:p>99.992414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6-6-1</text:p>
          </table:table-cell>
          <table:table-cell office:value-type="float" office:value="5971762368" calcext:value-type="float">
            <text:p>5,971,762,368</text:p>
          </table:table-cell>
          <table:table-cell table:formula="of:=+[.C65]+[.B66]" office:value-type="float" office:value="477520924254660" calcext:value-type="float">
            <text:p>477,520,924,254,660</text:p>
          </table:table-cell>
          <table:table-cell table:formula="of:=+[.C66]/[.$B$105]" office:value-type="percentage" office:value="0.999936644232981" calcext:value-type="percentage">
            <text:p>99.993664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8-6-0</text:p>
          </table:table-cell>
          <table:table-cell office:value-type="float" office:value="4134297024" calcext:value-type="float">
            <text:p>4,134,297,024</text:p>
          </table:table-cell>
          <table:table-cell table:formula="of:=+[.C66]+[.B67]" office:value-type="float" office:value="477525058551684" calcext:value-type="float">
            <text:p>477,525,058,551,684</text:p>
          </table:table-cell>
          <table:table-cell table:formula="of:=+[.C67]/[.$B$105]" office:value-type="percentage" office:value="0.99994530151873" calcext:value-type="percentage">
            <text:p>99.99453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8-4-1</text:p>
          </table:table-cell>
          <table:table-cell office:value-type="float" office:value="3732351480" calcext:value-type="float">
            <text:p>3,732,351,480</text:p>
          </table:table-cell>
          <table:table-cell table:formula="of:=+[.C67]+[.B68]" office:value-type="float" office:value="477528790903164" calcext:value-type="float">
            <text:p>477,528,790,903,164</text:p>
          </table:table-cell>
          <table:table-cell table:formula="of:=+[.C68]/[.$B$105]" office:value-type="percentage" office:value="0.99995311712392" calcext:value-type="percentage">
            <text:p>99.995312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7-7-0</text:p>
          </table:table-cell>
          <table:table-cell office:value-type="float" office:value="2756198016" calcext:value-type="float">
            <text:p>2,756,198,016</text:p>
          </table:table-cell>
          <table:table-cell table:formula="of:=+[.C68]+[.B69]" office:value-type="float" office:value="477531547101180" calcext:value-type="float">
            <text:p>477,531,547,101,180</text:p>
          </table:table-cell>
          <table:table-cell table:formula="of:=+[.C69]/[.$B$105]" office:value-type="percentage" office:value="0.999958888647753" calcext:value-type="percentage">
            <text:p>99.995889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-6-4-2</text:p>
          </table:table-cell>
          <table:table-cell office:value-type="float" office:value="2296831680" calcext:value-type="float">
            <text:p>2,296,831,680</text:p>
          </table:table-cell>
          <table:table-cell table:formula="of:=+[.C69]+[.B70]" office:value-type="float" office:value="477533843932860" calcext:value-type="float">
            <text:p>477,533,843,932,860</text:p>
          </table:table-cell>
          <table:table-cell table:formula="of:=+[.C70]/[.$B$105]" office:value-type="percentage" office:value="0.999963698250947" calcext:value-type="percentage">
            <text:p>99.99637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10-3-1</text:p>
          </table:table-cell>
          <table:table-cell office:value-type="float" office:value="1990587456" calcext:value-type="float">
            <text:p>1,990,587,456</text:p>
          </table:table-cell>
          <table:table-cell table:formula="of:=+[.C70]+[.B71]" office:value-type="float" office:value="477535834520316" calcext:value-type="float">
            <text:p>477,535,834,520,316</text:p>
          </table:table-cell>
          <table:table-cell table:formula="of:=+[.C71]/[.$B$105]" office:value-type="percentage" office:value="0.999967866573715" calcext:value-type="percentage">
            <text:p>99.996787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9-5-0</text:p>
          </table:table-cell>
          <table:table-cell office:value-type="float" office:value="1722623760" calcext:value-type="float">
            <text:p>1,722,623,760</text:p>
          </table:table-cell>
          <table:table-cell table:formula="of:=+[.C71]+[.B72]" office:value-type="float" office:value="477537557144076" calcext:value-type="float">
            <text:p>477,537,557,144,076</text:p>
          </table:table-cell>
          <table:table-cell table:formula="of:=+[.C72]/[.$B$105]" office:value-type="percentage" office:value="0.99997147377611" calcext:value-type="percentage">
            <text:p>99.997147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-6-3-3</text:p>
          </table:table-cell>
          <table:table-cell office:value-type="float" office:value="1684343232" calcext:value-type="float">
            <text:p>1,684,343,232</text:p>
          </table:table-cell>
          <table:table-cell table:formula="of:=+[.C72]+[.B73]" office:value-type="float" office:value="477539241487308" calcext:value-type="float">
            <text:p>477,539,241,487,308</text:p>
          </table:table-cell>
          <table:table-cell table:formula="of:=+[.C73]/[.$B$105]" office:value-type="percentage" office:value="0.999975000818452" calcext:value-type="percentage">
            <text:p>99.99750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10-2-2</text:p>
          </table:table-cell>
          <table:table-cell office:value-type="float" office:value="1628662464" calcext:value-type="float">
            <text:p>1,628,662,464</text:p>
          </table:table-cell>
          <table:table-cell table:formula="of:=+[.C73]+[.B74]" office:value-type="float" office:value="477540870149772" calcext:value-type="float">
            <text:p>477,540,870,149,772</text:p>
          </table:table-cell>
          <table:table-cell table:formula="of:=+[.C74]/[.$B$105]" office:value-type="percentage" office:value="0.999978411264353" calcext:value-type="percentage">
            <text:p>99.997841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-5-5-2</text:p>
          </table:table-cell>
          <table:table-cell office:value-type="float" office:value="1550361384" calcext:value-type="float">
            <text:p>1,550,361,384</text:p>
          </table:table-cell>
          <table:table-cell table:formula="of:=+[.C74]+[.B75]" office:value-type="float" office:value="477542420511156" calcext:value-type="float">
            <text:p>477,542,420,511,156</text:p>
          </table:table-cell>
          <table:table-cell table:formula="of:=+[.C75]/[.$B$105]" office:value-type="percentage" office:value="0.999981657746509" calcext:value-type="percentage">
            <text:p>99.998166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-4-4-4</text:p>
          </table:table-cell>
          <table:table-cell office:value-type="float" office:value="1462103500" calcext:value-type="float">
            <text:p>1,462,103,500</text:p>
          </table:table-cell>
          <table:table-cell table:formula="of:=+[.C75]+[.B76]" office:value-type="float" office:value="477543882614656" calcext:value-type="float">
            <text:p>477,543,882,614,656</text:p>
          </table:table-cell>
          <table:table-cell table:formula="of:=+[.C76]/[.$B$105]" office:value-type="percentage" office:value="0.999984719415209" calcext:value-type="percentage">
            <text:p>99.998472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-10-5-0</text:p>
          </table:table-cell>
          <table:table-cell office:value-type="float" office:value="1263257424" calcext:value-type="float">
            <text:p>1,263,257,424</text:p>
          </table:table-cell>
          <table:table-cell table:formula="of:=+[.C76]+[.B77]" office:value-type="float" office:value="477545145872080" calcext:value-type="float">
            <text:p>477,545,145,872,080</text:p>
          </table:table-cell>
          <table:table-cell table:formula="of:=+[.C77]/[.$B$105]" office:value-type="percentage" office:value="0.999987364696966" calcext:value-type="percentage">
            <text:p>99.998736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-7-3-2</text:p>
          </table:table-cell>
          <table:table-cell office:value-type="float" office:value="918732672" calcext:value-type="float">
            <text:p>918,732,672</text:p>
          </table:table-cell>
          <table:table-cell table:formula="of:=+[.C77]+[.B78]" office:value-type="float" office:value="477546064604752" calcext:value-type="float">
            <text:p>477,546,064,604,752</text:p>
          </table:table-cell>
          <table:table-cell table:formula="of:=+[.C78]/[.$B$105]" office:value-type="percentage" office:value="0.999989288538244" calcext:value-type="percentage">
            <text:p>99.998929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7-6-0</text:p>
          </table:table-cell>
          <table:table-cell office:value-type="float" office:value="918732672" calcext:value-type="float">
            <text:p>918,732,672</text:p>
          </table:table-cell>
          <table:table-cell table:formula="of:=+[.C78]+[.B79]" office:value-type="float" office:value="477546983337424" calcext:value-type="float">
            <text:p>477,546,983,337,424</text:p>
          </table:table-cell>
          <table:table-cell table:formula="of:=+[.C79]/[.$B$105]" office:value-type="percentage" office:value="0.999991212379521" calcext:value-type="percentage">
            <text:p>99.999121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9-3-1</text:p>
          </table:table-cell>
          <table:table-cell office:value-type="float" office:value="829411440" calcext:value-type="float">
            <text:p>829,411,440</text:p>
          </table:table-cell>
          <table:table-cell table:formula="of:=+[.C79]+[.B80]" office:value-type="float" office:value="477547812748864" calcext:value-type="float">
            <text:p>477,547,812,748,864</text:p>
          </table:table-cell>
          <table:table-cell table:formula="of:=+[.C80]/[.$B$105]" office:value-type="percentage" office:value="0.999992949180674" calcext:value-type="percentage">
            <text:p>99.999295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-6-5-1</text:p>
          </table:table-cell>
          <table:table-cell office:value-type="float" office:value="689049504" calcext:value-type="float">
            <text:p>689,049,504</text:p>
          </table:table-cell>
          <table:table-cell table:formula="of:=+[.C80]+[.B81]" office:value-type="float" office:value="477548501798368" calcext:value-type="float">
            <text:p>477,548,501,798,368</text:p>
          </table:table-cell>
          <table:table-cell table:formula="of:=+[.C81]/[.$B$105]" office:value-type="percentage" office:value="0.999994392061633" calcext:value-type="percentage">
            <text:p>99.999439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9-2-2</text:p>
          </table:table-cell>
          <table:table-cell office:value-type="float" office:value="678609360" calcext:value-type="float">
            <text:p>678,609,360</text:p>
          </table:table-cell>
          <table:table-cell table:formula="of:=+[.C81]+[.B82]" office:value-type="float" office:value="477549180407728" calcext:value-type="float">
            <text:p>477,549,180,407,728</text:p>
          </table:table-cell>
          <table:table-cell table:formula="of:=+[.C82]/[.$B$105]" office:value-type="percentage" office:value="0.999995813080758" calcext:value-type="percentage">
            <text:p>99.999581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8-5-0</text:p>
          </table:table-cell>
          <table:table-cell office:value-type="float" office:value="516787128" calcext:value-type="float">
            <text:p>516,787,128</text:p>
          </table:table-cell>
          <table:table-cell table:formula="of:=+[.C82]+[.B83]" office:value-type="float" office:value="477549697194856" calcext:value-type="float">
            <text:p>477,549,697,194,856</text:p>
          </table:table-cell>
          <table:table-cell table:formula="of:=+[.C83]/[.$B$105]" office:value-type="percentage" office:value="0.999996895241477" calcext:value-type="percentage">
            <text:p>99.99969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-7-4-1</text:p>
          </table:table-cell>
          <table:table-cell office:value-type="float" office:value="382805280" calcext:value-type="float">
            <text:p>382,805,280</text:p>
          </table:table-cell>
          <table:table-cell table:formula="of:=+[.C83]+[.B84]" office:value-type="float" office:value="477550080000136" calcext:value-type="float">
            <text:p>477,550,080,000,136</text:p>
          </table:table-cell>
          <table:table-cell table:formula="of:=+[.C84]/[.$B$105]" office:value-type="percentage" office:value="0.999997696842009" calcext:value-type="percentage">
            <text:p>99.99977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10-4-0</text:p>
          </table:table-cell>
          <table:table-cell office:value-type="float" office:value="382805280" calcext:value-type="float">
            <text:p>382,805,280</text:p>
          </table:table-cell>
          <table:table-cell table:formula="of:=+[.C84]+[.B85]" office:value-type="float" office:value="477550462805416" calcext:value-type="float">
            <text:p>477,550,462,805,416</text:p>
          </table:table-cell>
          <table:table-cell table:formula="of:=+[.C85]/[.$B$105]" office:value-type="percentage" office:value="0.999998498442541" calcext:value-type="percentage">
            <text:p>99.99985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9-4-0</text:p>
          </table:table-cell>
          <table:table-cell office:value-type="float" office:value="159502200" calcext:value-type="float">
            <text:p>159,502,200</text:p>
          </table:table-cell>
          <table:table-cell table:formula="of:=+[.C85]+[.B86]" office:value-type="float" office:value="477550622307616" calcext:value-type="float">
            <text:p>477,550,622,307,616</text:p>
          </table:table-cell>
          <table:table-cell table:formula="of:=+[.C86]/[.$B$105]" office:value-type="percentage" office:value="0.999998832442763" calcext:value-type="percentage">
            <text:p>99.999883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-8-3-1</text:p>
          </table:table-cell>
          <table:table-cell office:value-type="float" office:value="114841584" calcext:value-type="float">
            <text:p>114,841,584</text:p>
          </table:table-cell>
          <table:table-cell table:formula="of:=+[.C86]+[.B87]" office:value-type="float" office:value="477550737149200" calcext:value-type="float">
            <text:p>477,550,737,149,200</text:p>
          </table:table-cell>
          <table:table-cell table:formula="of:=+[.C87]/[.$B$105]" office:value-type="percentage" office:value="0.999999072922923" calcext:value-type="percentage">
            <text:p>99.999907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-8-2-2</text:p>
          </table:table-cell>
          <table:table-cell office:value-type="float" office:value="93961296" calcext:value-type="float">
            <text:p>93,961,296</text:p>
          </table:table-cell>
          <table:table-cell table:formula="of:=+[.C87]+[.B88]" office:value-type="float" office:value="477550831110496" calcext:value-type="float">
            <text:p>477,550,831,110,496</text:p>
          </table:table-cell>
          <table:table-cell table:formula="of:=+[.C88]/[.$B$105]" office:value-type="percentage" office:value="0.999999269679417" calcext:value-type="percentage">
            <text:p>99.999927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10-2-1</text:p>
          </table:table-cell>
          <table:table-cell office:value-type="float" office:value="90481248" calcext:value-type="float">
            <text:p>90,481,248</text:p>
          </table:table-cell>
          <table:table-cell table:formula="of:=+[.C88]+[.B89]" office:value-type="float" office:value="477550921591744" calcext:value-type="float">
            <text:p>477,550,921,591,744</text:p>
          </table:table-cell>
          <table:table-cell table:formula="of:=+[.C89]/[.$B$105]" office:value-type="percentage" office:value="0.999999459148634" calcext:value-type="percentage">
            <text:p>99.999946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11-2-1</text:p>
          </table:table-cell>
          <table:table-cell office:value-type="float" office:value="74030112" calcext:value-type="float">
            <text:p>74,030,112</text:p>
          </table:table-cell>
          <table:table-cell table:formula="of:=+[.C89]+[.B90]" office:value-type="float" office:value="477550995621856" calcext:value-type="float">
            <text:p>477,550,995,621,856</text:p>
          </table:table-cell>
          <table:table-cell table:formula="of:=+[.C90]/[.$B$105]" office:value-type="percentage" office:value="0.999999614168902" calcext:value-type="percentage">
            <text:p>99.999961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-7-5-0</text:p>
          </table:table-cell>
          <table:table-cell office:value-type="float" office:value="53003808" calcext:value-type="float">
            <text:p>53,003,808</text:p>
          </table:table-cell>
          <table:table-cell table:formula="of:=+[.C90]+[.B91]" office:value-type="float" office:value="477551048625664" calcext:value-type="float">
            <text:p>477,551,048,625,664</text:p>
          </table:table-cell>
          <table:table-cell table:formula="of:=+[.C91]/[.$B$105]" office:value-type="percentage" office:value="0.999999725159745" calcext:value-type="percentage">
            <text:p>99.999973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-6-6-0</text:p>
          </table:table-cell>
          <table:table-cell office:value-type="float" office:value="35335872" calcext:value-type="float">
            <text:p>35,335,872</text:p>
          </table:table-cell>
          <table:table-cell table:formula="of:=+[.C91]+[.B92]" office:value-type="float" office:value="477551083961536" calcext:value-type="float">
            <text:p>477,551,083,961,536</text:p>
          </table:table-cell>
          <table:table-cell table:formula="of:=+[.C92]/[.$B$105]" office:value-type="percentage" office:value="0.99999979915364" calcext:value-type="percentage">
            <text:p>99.99998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10-3-0</text:p>
          </table:table-cell>
          <table:table-cell office:value-type="float" office:value="25520352" calcext:value-type="float">
            <text:p>25,520,352</text:p>
          </table:table-cell>
          <table:table-cell table:formula="of:=+[.C92]+[.B93]" office:value-type="float" office:value="477551109481888" calcext:value-type="float">
            <text:p>477,551,109,481,888</text:p>
          </table:table-cell>
          <table:table-cell table:formula="of:=+[.C93]/[.$B$105]" office:value-type="percentage" office:value="0.999999852593676" calcext:value-type="percentage">
            <text:p>99.999985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-8-4-0</text:p>
          </table:table-cell>
          <table:table-cell office:value-type="float" office:value="22084920" calcext:value-type="float">
            <text:p>22,084,920</text:p>
          </table:table-cell>
          <table:table-cell table:formula="of:=+[.C93]+[.B94]" office:value-type="float" office:value="477551131566808" calcext:value-type="float">
            <text:p>477,551,131,566,808</text:p>
          </table:table-cell>
          <table:table-cell table:formula="of:=+[.C94]/[.$B$105]" office:value-type="percentage" office:value="0.99999989883986" calcext:value-type="percentage">
            <text:p>99.99999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-11-3-0</text:p>
          </table:table-cell>
          <table:table-cell office:value-type="float" office:value="20880288" calcext:value-type="float">
            <text:p>20,880,288</text:p>
          </table:table-cell>
          <table:table-cell table:formula="of:=+[.C94]+[.B95]" office:value-type="float" office:value="477551152447096" calcext:value-type="float">
            <text:p>477,551,152,447,096</text:p>
          </table:table-cell>
          <table:table-cell table:formula="of:=+[.C95]/[.$B$105]" office:value-type="percentage" office:value="0.999999942563526" calcext:value-type="percentage">
            <text:p>99.999994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-9-2-1</text:p>
          </table:table-cell>
          <table:table-cell office:value-type="float" office:value="17400240" calcext:value-type="float">
            <text:p>17,400,240</text:p>
          </table:table-cell>
          <table:table-cell table:formula="of:=+[.C95]+[.B96]" office:value-type="float" office:value="477551169847336" calcext:value-type="float">
            <text:p>477,551,169,847,336</text:p>
          </table:table-cell>
          <table:table-cell table:formula="of:=+[.C96]/[.$B$105]" office:value-type="percentage" office:value="0.999999978999914" calcext:value-type="percentage">
            <text:p>99.999998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-9-3-0</text:p>
          </table:table-cell>
          <table:table-cell office:value-type="float" office:value="4907760" calcext:value-type="float">
            <text:p>4,907,760</text:p>
          </table:table-cell>
          <table:table-cell table:formula="of:=+[.C96]+[.B97]" office:value-type="float" office:value="477551174755096" calcext:value-type="float">
            <text:p>477,551,174,755,096</text:p>
          </table:table-cell>
          <table:table-cell table:formula="of:=+[.C97]/[.$B$105]" office:value-type="percentage" office:value="0.999999989276843" calcext:value-type="percentage">
            <text:p>99.999999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11-1-1</text:p>
          </table:table-cell>
          <table:table-cell office:value-type="float" office:value="2056392" calcext:value-type="float">
            <text:p>2,056,392</text:p>
          </table:table-cell>
          <table:table-cell table:formula="of:=+[.C97]+[.B98]" office:value-type="float" office:value="477551176811488" calcext:value-type="float">
            <text:p>477,551,176,811,488</text:p>
          </table:table-cell>
          <table:table-cell table:formula="of:=+[.C98]/[.$B$105]" office:value-type="percentage" office:value="0.999999993582962" calcext:value-type="percentage">
            <text:p>99.999999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11-2-0</text:p>
          </table:table-cell>
          <table:table-cell office:value-type="float" office:value="1898208" calcext:value-type="float">
            <text:p>1,898,208</text:p>
          </table:table-cell>
          <table:table-cell table:formula="of:=+[.C98]+[.B99]" office:value-type="float" office:value="477551178709696" calcext:value-type="float">
            <text:p>477,551,178,709,696</text:p>
          </table:table-cell>
          <table:table-cell table:formula="of:=+[.C99]/[.$B$105]" office:value-type="percentage" office:value="0.999999997557841" calcext:value-type="percentage">
            <text:p>100.00000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-10-1-1</text:p>
          </table:table-cell>
          <table:table-cell office:value-type="float" office:value="580008" calcext:value-type="float">
            <text:p>580,008</text:p>
          </table:table-cell>
          <table:table-cell table:formula="of:=+[.C99]+[.B100]" office:value-type="float" office:value="477551179289704" calcext:value-type="float">
            <text:p>477,551,179,289,704</text:p>
          </table:table-cell>
          <table:table-cell table:formula="of:=+[.C100]/[.$B$105]" office:value-type="percentage" office:value="0.999999998772387" calcext:value-type="percentage">
            <text:p>100.00000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-10-2-0</text:p>
          </table:table-cell>
          <table:table-cell office:value-type="float" office:value="535392" calcext:value-type="float">
            <text:p>535,392</text:p>
          </table:table-cell>
          <table:table-cell table:formula="of:=+[.C100]+[.B101]" office:value-type="float" office:value="477551179825096" calcext:value-type="float">
            <text:p>477,551,179,825,096</text:p>
          </table:table-cell>
          <table:table-cell table:formula="of:=+[.C101]/[.$B$105]" office:value-type="percentage" office:value="0.999999999893507" calcext:value-type="percentage">
            <text:p>100.00000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-12-1-0</text:p>
          </table:table-cell>
          <table:table-cell office:value-type="float" office:value="26364" calcext:value-type="float">
            <text:p>26,364</text:p>
          </table:table-cell>
          <table:table-cell table:formula="of:=+[.C101]+[.B102]" office:value-type="float" office:value="477551179851460" calcext:value-type="float">
            <text:p>477,551,179,851,460</text:p>
          </table:table-cell>
          <table:table-cell table:formula="of:=+[.C102]/[.$B$105]" office:value-type="percentage" office:value="0.999999999948713" calcext:value-type="percentage">
            <text:p>100.000000%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-11-1-0</text:p>
          </table:table-cell>
          <table:table-cell office:value-type="float" office:value="24336" calcext:value-type="float">
            <text:p>24,336</text:p>
          </table:table-cell>
          <table:table-cell table:formula="of:=+[.C102]+[.B103]" office:value-type="float" office:value="477551179875796" calcext:value-type="float">
            <text:p>477,551,179,875,796</text:p>
          </table:table-cell>
          <table:table-cell table:formula="of:=+[.C103]/[.$B$105]" office:value-type="percentage" office:value="0.999999999999673" calcext:value-type="percentage">
            <text:p>100.000000%</text:p>
          </table:table-cell>
          <table:table-cell table:number-columns-repeated="60"/>
        </table:table-row>
        <table:table-row table:style-name="ro1">
          <table:table-cell table:style-name="Default" office:value-type="string" calcext:value-type="string">
            <text:p>13-12-0-0</text:p>
          </table:table-cell>
          <table:table-cell office:value-type="float" office:value="156" calcext:value-type="float">
            <text:p>156</text:p>
          </table:table-cell>
          <table:table-cell table:formula="of:=+[.C103]+[.B104]" office:value-type="float" office:value="477551179875952" calcext:value-type="float">
            <text:p>477,551,179,875,952</text:p>
          </table:table-cell>
          <table:table-cell table:formula="of:=+[.C104]/[.$B$105]" office:value-type="percentage" office:value="1" calcext:value-type="percentage">
            <text:p>100.000000%</text:p>
          </table:table-cell>
          <table:table-cell table:number-columns-repeated="60"/>
        </table:table-row>
        <table:table-row table:style-name="ro1">
          <table:table-cell table:style-name="Default"/>
          <table:table-cell table:formula="of:=SUM([.B3:.B104])" office:value-type="float" office:value="477551179875952" calcext:value-type="float">
            <text:p>477,551,179,875,952</text:p>
          </table:table-cell>
          <table:table-cell/>
          <table:table-cell table:style-name="Default"/>
          <table:table-cell table:number-columns-repeated="60"/>
        </table:table-row>
      </table:table>
      <table:table table:name="Equivalence Classes" table:style-name="ta1">
        <table:table-column table:style-name="co5" table:default-cell-style-name="Default"/>
        <table:table-column table:style-name="co6" table:default-cell-style-name="ce18"/>
        <table:table-column table:style-name="co7" table:default-cell-style-name="ce18"/>
        <table:table-column table:style-name="co4" table:default-cell-style-name="ce20"/>
        <table:table-row table:style-name="ro1">
          <table:table-cell table:style-name="ce19" office:value-type="string" calcext:value-type="string">
            <text:p>Distribution</text:p>
          </table:table-cell>
          <table:table-cell table:style-name="ce13" office:value-type="string" calcext:value-type="string">
            <text:p>Classes</text:p>
          </table:table-cell>
          <table:table-cell table:style-name="ce13" office:value-type="string" calcext:value-type="string">
            <text:p>Cumulative</text:p>
          </table:table-cell>
          <table:table-cell table:style-name="ce14" office:value-type="string" calcext:value-type="string">
            <text:p>Percen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7-7-6-5 <text:s text:c="6"/></text:p>
          </table:table-cell>
          <table:table-cell office:value-type="float" office:value="1645719651576" calcext:value-type="float">
            <text:p>1,645,719,651,576</text:p>
          </table:table-cell>
          <table:table-cell table:formula="of:=+[.B3]" office:value-type="float" office:value="1645719651576" calcext:value-type="float">
            <text:p>1,645,719,651,576</text:p>
          </table:table-cell>
          <table:table-cell table:formula="of:=+[.C3]/[.$B$105]" office:value-type="percentage" office:value="0.164115296728399" calcext:value-type="percentage">
            <text:p>16.411530%</text:p>
          </table:table-cell>
        </table:table-row>
        <table:table-row table:style-name="ro1">
          <table:table-cell office:value-type="string" calcext:value-type="string">
            <text:p>8-7-6-4 <text:s text:c="6"/></text:p>
          </table:table-cell>
          <table:table-cell office:value-type="float" office:value="1370634305040" calcext:value-type="float">
            <text:p>1,370,634,305,040</text:p>
          </table:table-cell>
          <table:table-cell table:formula="of:=+[.C3]+[.B4]" office:value-type="float" office:value="3016353956616" calcext:value-type="float">
            <text:p>3,016,353,956,616</text:p>
          </table:table-cell>
          <table:table-cell table:formula="of:=+[.C4]/[.$B$105]" office:value-type="percentage" office:value="0.300798391848732" calcext:value-type="percentage">
            <text:p>30.079839%</text:p>
          </table:table-cell>
        </table:table-row>
        <table:table-row table:style-name="ro1">
          <table:table-cell office:value-type="string" calcext:value-type="string">
            <text:p>8-6-6-5 <text:s text:c="6"/></text:p>
          </table:table-cell>
          <table:table-cell office:value-type="float" office:value="1234289738682" calcext:value-type="float">
            <text:p>1,234,289,738,682</text:p>
          </table:table-cell>
          <table:table-cell table:formula="of:=+[.C4]+[.B5]" office:value-type="float" office:value="4250643695298" calcext:value-type="float">
            <text:p>4,250,643,695,298</text:p>
          </table:table-cell>
          <table:table-cell table:formula="of:=+[.C5]/[.$B$105]" office:value-type="percentage" office:value="0.423884864395031" calcext:value-type="percentage">
            <text:p>42.388486%</text:p>
          </table:table-cell>
        </table:table-row>
        <table:table-row table:style-name="ro1">
          <table:table-cell office:value-type="string" calcext:value-type="string">
            <text:p>8-7-5-5 <text:s text:c="6"/></text:p>
          </table:table-cell>
          <table:table-cell office:value-type="float" office:value="925897020048" calcext:value-type="float">
            <text:p>925,897,020,048</text:p>
          </table:table-cell>
          <table:table-cell table:formula="of:=+[.C5]+[.B6]" office:value-type="float" office:value="5176540715346" calcext:value-type="float">
            <text:p>5,176,540,715,346</text:p>
          </table:table-cell>
          <table:table-cell table:formula="of:=+[.C6]/[.$B$105]" office:value-type="percentage" office:value="0.516217640539256" calcext:value-type="percentage">
            <text:p>51.621764%</text:p>
          </table:table-cell>
        </table:table-row>
        <table:table-row table:style-name="ro1">
          <table:table-cell office:value-type="string" calcext:value-type="string">
            <text:p>7-6-6-6 <text:s text:c="6"/></text:p>
          </table:table-cell>
          <table:table-cell office:value-type="float" office:value="732283439888" calcext:value-type="float">
            <text:p>732,283,439,888</text:p>
          </table:table-cell>
          <table:table-cell table:formula="of:=+[.C6]+[.B7]" office:value-type="float" office:value="5908824155234" calcext:value-type="float">
            <text:p>5,908,824,155,234</text:p>
          </table:table-cell>
          <table:table-cell table:formula="of:=+[.C7]/[.$B$105]" office:value-type="percentage" office:value="0.589242784227262" calcext:value-type="percentage">
            <text:p>58.924278%</text:p>
          </table:table-cell>
        </table:table-row>
        <table:table-row table:style-name="ro1">
          <table:table-cell office:value-type="string" calcext:value-type="string">
            <text:p>9-7-5-4 <text:s text:c="6"/></text:p>
          </table:table-cell>
          <table:table-cell office:value-type="float" office:value="571097627100" calcext:value-type="float">
            <text:p>571,097,627,100</text:p>
          </table:table-cell>
          <table:table-cell table:formula="of:=+[.C7]+[.B8]" office:value-type="float" office:value="6479921782334" calcext:value-type="float">
            <text:p>6,479,921,782,334</text:p>
          </table:table-cell>
          <table:table-cell table:formula="of:=+[.C8]/[.$B$105]" office:value-type="percentage" office:value="0.646194073860734" calcext:value-type="percentage">
            <text:p>64.619407%</text:p>
          </table:table-cell>
        </table:table-row>
        <table:table-row table:style-name="ro1">
          <table:table-cell office:value-type="string" calcext:value-type="string">
            <text:p>9-6-5-5 <text:s text:c="6"/></text:p>
          </table:table-cell>
          <table:table-cell office:value-type="float" office:value="514387233360" calcext:value-type="float">
            <text:p>514,387,233,360</text:p>
          </table:table-cell>
          <table:table-cell table:formula="of:=+[.C8]+[.B9]" office:value-type="float" office:value="6994309015694" calcext:value-type="float">
            <text:p>6,994,309,015,694</text:p>
          </table:table-cell>
          <table:table-cell table:formula="of:=+[.C9]/[.$B$105]" office:value-type="percentage" office:value="0.697490060607525" calcext:value-type="percentage">
            <text:p>69.749006%</text:p>
          </table:table-cell>
        </table:table-row>
        <table:table-row table:style-name="ro1">
          <table:table-cell office:value-type="string" calcext:value-type="string">
            <text:p>8-8-5-4 <text:s text:c="6"/></text:p>
          </table:table-cell>
          <table:table-cell office:value-type="float" office:value="385790425020" calcext:value-type="float">
            <text:p>385,790,425,020</text:p>
          </table:table-cell>
          <table:table-cell table:formula="of:=+[.C9]+[.B10]" office:value-type="float" office:value="7380099440714" calcext:value-type="float">
            <text:p>7,380,099,440,714</text:p>
          </table:table-cell>
          <table:table-cell table:formula="of:=+[.C10]/[.$B$105]" office:value-type="percentage" office:value="0.735962050667619" calcext:value-type="percentage">
            <text:p>73.596205%</text:p>
          </table:table-cell>
        </table:table-row>
        <table:table-row table:style-name="ro1">
          <table:table-cell office:value-type="string" calcext:value-type="string">
            <text:p>9-6-6-4 <text:s text:c="6"/></text:p>
          </table:table-cell>
          <table:table-cell office:value-type="float" office:value="384464716350" calcext:value-type="float">
            <text:p>384,464,716,350</text:p>
          </table:table-cell>
          <table:table-cell table:formula="of:=+[.C10]+[.B11]" office:value-type="float" office:value="7764564157064" calcext:value-type="float">
            <text:p>7,764,564,157,064</text:p>
          </table:table-cell>
          <table:table-cell table:formula="of:=+[.C11]/[.$B$105]" office:value-type="percentage" office:value="0.774301837729745" calcext:value-type="percentage">
            <text:p>77.430184%</text:p>
          </table:table-cell>
        </table:table-row>
        <table:table-row table:style-name="ro1">
          <table:table-cell office:value-type="string" calcext:value-type="string">
            <text:p>7-7-7-4 <text:s text:c="6"/></text:p>
          </table:table-cell>
          <table:table-cell office:value-type="float" office:value="307930248340" calcext:value-type="float">
            <text:p>307,930,248,340</text:p>
          </table:table-cell>
          <table:table-cell table:formula="of:=+[.C11]+[.B12]" office:value-type="float" office:value="8072494405404" calcext:value-type="float">
            <text:p>8,072,494,405,404</text:p>
          </table:table-cell>
          <table:table-cell table:formula="of:=+[.C12]/[.$B$105]" office:value-type="percentage" office:value="0.805009415432651" calcext:value-type="percentage">
            <text:p>80.500942%</text:p>
          </table:table-cell>
        </table:table-row>
        <table:table-row table:style-name="ro1">
          <table:table-cell office:value-type="string" calcext:value-type="string">
            <text:p>9-7-6-3 <text:s text:c="6"/></text:p>
          </table:table-cell>
          <table:table-cell office:value-type="float" office:value="304585401120" calcext:value-type="float">
            <text:p>304,585,401,120</text:p>
          </table:table-cell>
          <table:table-cell table:formula="of:=+[.C12]+[.B13]" office:value-type="float" office:value="8377079806524" calcext:value-type="float">
            <text:p>8,377,079,806,524</text:p>
          </table:table-cell>
          <table:table-cell table:formula="of:=+[.C13]/[.$B$105]" office:value-type="percentage" office:value="0.835383436570502" calcext:value-type="percentage">
            <text:p>83.538344%</text:p>
          </table:table-cell>
        </table:table-row>
        <table:table-row table:style-name="ro1">
          <table:table-cell office:value-type="string" calcext:value-type="string">
            <text:p>8-7-7-3 <text:s text:c="6"/></text:p>
          </table:table-cell>
          <table:table-cell office:value-type="float" office:value="274286608596" calcext:value-type="float">
            <text:p>274,286,608,596</text:p>
          </table:table-cell>
          <table:table-cell table:formula="of:=+[.C13]+[.B14]" office:value-type="float" office:value="8651366415120" calcext:value-type="float">
            <text:p>8,651,366,415,120</text:p>
          </table:table-cell>
          <table:table-cell table:formula="of:=+[.C14]/[.$B$105]" office:value-type="percentage" office:value="0.862735986025235" calcext:value-type="percentage">
            <text:p>86.273599%</text:p>
          </table:table-cell>
        </table:table-row>
        <table:table-row table:style-name="ro1">
          <table:table-cell office:value-type="string" calcext:value-type="string">
            <text:p>10-6-5-4 <text:s text:c="5"/></text:p>
          </table:table-cell>
          <table:table-cell office:value-type="float" office:value="228439050840" calcext:value-type="float">
            <text:p>228,439,050,840</text:p>
          </table:table-cell>
          <table:table-cell table:formula="of:=+[.C14]+[.B15]" office:value-type="float" office:value="8879805465960" calcext:value-type="float">
            <text:p>8,879,805,465,960</text:p>
          </table:table-cell>
          <table:table-cell table:formula="of:=+[.C15]/[.$B$105]" office:value-type="percentage" office:value="0.885516501878624" calcext:value-type="percentage">
            <text:p>88.551650%</text:p>
          </table:table-cell>
        </table:table-row>
        <table:table-row table:style-name="ro1">
          <table:table-cell office:value-type="string" calcext:value-type="string">
            <text:p>8-8-6-3 <text:s text:c="6"/></text:p>
          </table:table-cell>
          <table:table-cell office:value-type="float" office:value="205754893344" calcext:value-type="float">
            <text:p>205,754,893,344</text:p>
          </table:table-cell>
          <table:table-cell table:formula="of:=+[.C15]+[.B16]" office:value-type="float" office:value="9085560359304" calcext:value-type="float">
            <text:p>9,085,560,359,304</text:p>
          </table:table-cell>
          <table:table-cell table:formula="of:=+[.C16]/[.$B$105]" office:value-type="percentage" office:value="0.906034896577341" calcext:value-type="percentage">
            <text:p>90.603490%</text:p>
          </table:table-cell>
        </table:table-row>
        <table:table-row table:style-name="ro1">
          <table:table-cell office:value-type="string" calcext:value-type="string">
            <text:p>9-8-5-3 <text:s text:c="6"/></text:p>
          </table:table-cell>
          <table:table-cell office:value-type="float" office:value="171329288130" calcext:value-type="float">
            <text:p>171,329,288,130</text:p>
          </table:table-cell>
          <table:table-cell table:formula="of:=+[.C16]+[.B17]" office:value-type="float" office:value="9256889647434" calcext:value-type="float">
            <text:p>9,256,889,647,434</text:p>
          </table:table-cell>
          <table:table-cell table:formula="of:=+[.C17]/[.$B$105]" office:value-type="percentage" office:value="0.923120283467382" calcext:value-type="percentage">
            <text:p>92.312028%</text:p>
          </table:table-cell>
        </table:table-row>
        <table:table-row table:style-name="ro1">
          <table:table-cell office:value-type="string" calcext:value-type="string">
            <text:p>9-8-4-4 <text:s text:c="6"/></text:p>
          </table:table-cell>
          <table:table-cell office:value-type="float" office:value="119145076050" calcext:value-type="float">
            <text:p>119,145,076,050</text:p>
          </table:table-cell>
          <table:table-cell table:formula="of:=+[.C17]+[.B18]" office:value-type="float" office:value="9376034723484" calcext:value-type="float">
            <text:p>9,376,034,723,484</text:p>
          </table:table-cell>
          <table:table-cell table:formula="of:=+[.C18]/[.$B$105]" office:value-type="percentage" office:value="0.935001729672967" calcext:value-type="percentage">
            <text:p>93.500173%</text:p>
          </table:table-cell>
        </table:table-row>
        <table:table-row table:style-name="ro1">
          <table:table-cell office:value-type="string" calcext:value-type="string">
            <text:p>10-7-5-3 <text:s text:c="5"/></text:p>
          </table:table-cell>
          <table:table-cell office:value-type="float" office:value="91375620336" calcext:value-type="float">
            <text:p>91,375,620,336</text:p>
          </table:table-cell>
          <table:table-cell table:formula="of:=+[.C18]+[.B19]" office:value-type="float" office:value="9467410343820" calcext:value-type="float">
            <text:p>9,467,410,343,820</text:p>
          </table:table-cell>
          <table:table-cell table:formula="of:=+[.C19]/[.$B$105]" office:value-type="percentage" office:value="0.944113936014322" calcext:value-type="percentage">
            <text:p>94.411394%</text:p>
          </table:table-cell>
        </table:table-row>
        <table:table-row table:style-name="ro1">
          <table:table-cell office:value-type="string" calcext:value-type="string">
            <text:p>10-7-4-4 <text:s text:c="5"/></text:p>
          </table:table-cell>
          <table:table-cell office:value-type="float" office:value="63544040560" calcext:value-type="float">
            <text:p>63,544,040,560</text:p>
          </table:table-cell>
          <table:table-cell table:formula="of:=+[.C19]+[.B20]" office:value-type="float" office:value="9530954384380" calcext:value-type="float">
            <text:p>9,530,954,384,380</text:p>
          </table:table-cell>
          <table:table-cell table:formula="of:=+[.C20]/[.$B$105]" office:value-type="percentage" office:value="0.950450707323967" calcext:value-type="percentage">
            <text:p>95.045071%</text:p>
          </table:table-cell>
        </table:table-row>
        <table:table-row table:style-name="ro1">
          <table:table-cell office:value-type="string" calcext:value-type="string">
            <text:p>9-8-6-2 <text:s text:c="6"/></text:p>
          </table:table-cell>
          <table:table-cell office:value-type="float" office:value="62301559320" calcext:value-type="float">
            <text:p>62,301,559,320</text:p>
          </table:table-cell>
          <table:table-cell table:formula="of:=+[.C20]+[.B21]" office:value-type="float" office:value="9593255943700" calcext:value-type="float">
            <text:p>9,593,255,943,700</text:p>
          </table:table-cell>
          <table:table-cell table:formula="of:=+[.C21]/[.$B$105]" office:value-type="percentage" office:value="0.956663575283982" calcext:value-type="percentage">
            <text:p>95.666358%</text:p>
          </table:table-cell>
        </table:table-row>
        <table:table-row table:style-name="ro1">
          <table:table-cell office:value-type="string" calcext:value-type="string">
            <text:p>10-6-6-3 <text:s text:c="5"/></text:p>
          </table:table-cell>
          <table:table-cell office:value-type="float" office:value="61514354616" calcext:value-type="float">
            <text:p>61,514,354,616</text:p>
          </table:table-cell>
          <table:table-cell table:formula="of:=+[.C21]+[.B22]" office:value-type="float" office:value="9654770298316" calcext:value-type="float">
            <text:p>9,654,770,298,316</text:p>
          </table:table-cell>
          <table:table-cell table:formula="of:=+[.C22]/[.$B$105]" office:value-type="percentage" office:value="0.962797941213923" calcext:value-type="percentage">
            <text:p>96.279794%</text:p>
          </table:table-cell>
        </table:table-row>
        <table:table-row table:style-name="ro1">
          <table:table-cell office:value-type="string" calcext:value-type="string">
            <text:p>8-8-7-2 <text:s text:c="6"/></text:p>
          </table:table-cell>
          <table:table-cell office:value-type="float" office:value="56114970912" calcext:value-type="float">
            <text:p>56,114,970,912</text:p>
          </table:table-cell>
          <table:table-cell table:formula="of:=+[.C22]+[.B23]" office:value-type="float" office:value="9710885269228" calcext:value-type="float">
            <text:p>9,710,885,269,228</text:p>
          </table:table-cell>
          <table:table-cell table:formula="of:=+[.C23]/[.$B$105]" office:value-type="percentage" office:value="0.968393867040845" calcext:value-type="percentage">
            <text:p>96.839387%</text:p>
          </table:table-cell>
        </table:table-row>
        <table:table-row table:style-name="ro1">
          <table:table-cell office:value-type="string" calcext:value-type="string">
            <text:p>9-7-7-2 <text:s text:c="6"/></text:p>
          </table:table-cell>
          <table:table-cell office:value-type="float" office:value="41941605420" calcext:value-type="float">
            <text:p>41,941,605,420</text:p>
          </table:table-cell>
          <table:table-cell table:formula="of:=+[.C23]+[.B24]" office:value-type="float" office:value="9752826874648" calcext:value-type="float">
            <text:p>9,752,826,874,648</text:p>
          </table:table-cell>
          <table:table-cell table:formula="of:=+[.C24]/[.$B$105]" office:value-type="percentage" office:value="0.972576389265805" calcext:value-type="percentage">
            <text:p>97.257639%</text:p>
          </table:table-cell>
        </table:table-row>
        <table:table-row table:style-name="ro1">
          <table:table-cell office:value-type="string" calcext:value-type="string">
            <text:p>10-8-4-3 <text:s text:c="5"/></text:p>
          </table:table-cell>
          <table:table-cell office:value-type="float" office:value="38073175140" calcext:value-type="float">
            <text:p>38,073,175,140</text:p>
          </table:table-cell>
          <table:table-cell table:formula="of:=+[.C24]+[.B25]" office:value-type="float" office:value="9790900049788" calcext:value-type="float">
            <text:p>9,790,900,049,788</text:p>
          </table:table-cell>
          <table:table-cell table:formula="of:=+[.C25]/[.$B$105]" office:value-type="percentage" office:value="0.976373141908036" calcext:value-type="percentage">
            <text:p>97.637314%</text:p>
          </table:table-cell>
        </table:table-row>
        <table:table-row table:style-name="ro1">
          <table:table-cell office:value-type="string" calcext:value-type="string">
            <text:p>10-7-6-2 <text:s text:c="5"/></text:p>
          </table:table-cell>
          <table:table-cell office:value-type="float" office:value="33227498304" calcext:value-type="float">
            <text:p>33,227,498,304</text:p>
          </table:table-cell>
          <table:table-cell table:formula="of:=+[.C25]+[.B26]" office:value-type="float" office:value="9824127548092" calcext:value-type="float">
            <text:p>9,824,127,548,092</text:p>
          </table:table-cell>
          <table:table-cell table:formula="of:=+[.C26]/[.$B$105]" office:value-type="percentage" office:value="0.979686671486711" calcext:value-type="percentage">
            <text:p>97.968667%</text:p>
          </table:table-cell>
        </table:table-row>
        <table:table-row table:style-name="ro1">
          <table:table-cell office:value-type="string" calcext:value-type="string">
            <text:p>9-9-4-3 <text:s text:c="6"/></text:p>
          </table:table-cell>
          <table:table-cell office:value-type="float" office:value="26720708300" calcext:value-type="float">
            <text:p>26,720,708,300</text:p>
          </table:table-cell>
          <table:table-cell table:formula="of:=+[.C26]+[.B27]" office:value-type="float" office:value="9850848256392" calcext:value-type="float">
            <text:p>9,850,848,256,392</text:p>
          </table:table-cell>
          <table:table-cell table:formula="of:=+[.C27]/[.$B$105]" office:value-type="percentage" office:value="0.982351327624983" calcext:value-type="percentage">
            <text:p>98.235133%</text:p>
          </table:table-cell>
        </table:table-row>
        <table:table-row table:style-name="ro1">
          <table:table-cell office:value-type="string" calcext:value-type="string">
            <text:p>11-6-5-3 <text:s text:c="5"/></text:p>
          </table:table-cell>
          <table:table-cell office:value-type="float" office:value="24920623728" calcext:value-type="float">
            <text:p>24,920,623,728</text:p>
          </table:table-cell>
          <table:table-cell table:formula="of:=+[.C27]+[.B28]" office:value-type="float" office:value="9875768880120" calcext:value-type="float">
            <text:p>9,875,768,880,120</text:p>
          </table:table-cell>
          <table:table-cell table:formula="of:=+[.C28]/[.$B$105]" office:value-type="percentage" office:value="0.984836474808989" calcext:value-type="percentage">
            <text:p>98.483647%</text:p>
          </table:table-cell>
        </table:table-row>
        <table:table-row table:style-name="ro1">
          <table:table-cell office:value-type="string" calcext:value-type="string">
            <text:p>11-5-5-4 <text:s text:c="5"/></text:p>
          </table:table-cell>
          <table:table-cell office:value-type="float" office:value="23596733160" calcext:value-type="float">
            <text:p>23,596,733,160</text:p>
          </table:table-cell>
          <table:table-cell table:formula="of:=+[.C28]+[.B29]" office:value-type="float" office:value="9899365613280" calcext:value-type="float">
            <text:p>9,899,365,613,280</text:p>
          </table:table-cell>
          <table:table-cell table:formula="of:=+[.C29]/[.$B$105]" office:value-type="percentage" office:value="0.987189600300725" calcext:value-type="percentage">
            <text:p>98.718960%</text:p>
          </table:table-cell>
        </table:table-row>
        <table:table-row table:style-name="ro1">
          <table:table-cell office:value-type="string" calcext:value-type="string">
            <text:p>10-8-5-2 <text:s text:c="5"/></text:p>
          </table:table-cell>
          <table:table-cell office:value-type="float" office:value="18690467796" calcext:value-type="float">
            <text:p>18,690,467,796</text:p>
          </table:table-cell>
          <table:table-cell table:formula="of:=+[.C29]+[.B30]" office:value-type="float" office:value="9918056081076" calcext:value-type="float">
            <text:p>9,918,056,081,076</text:p>
          </table:table-cell>
          <table:table-cell table:formula="of:=+[.C30]/[.$B$105]" office:value-type="percentage" office:value="0.98905346068873" calcext:value-type="percentage">
            <text:p>98.905346%</text:p>
          </table:table-cell>
        </table:table-row>
        <table:table-row table:style-name="ro1">
          <table:table-cell office:value-type="string" calcext:value-type="string">
            <text:p>11-6-4-4 <text:s text:c="5"/></text:p>
          </table:table-cell>
          <table:table-cell office:value-type="float" office:value="17330192880" calcext:value-type="float">
            <text:p>17,330,192,880</text:p>
          </table:table-cell>
          <table:table-cell table:formula="of:=+[.C30]+[.B31]" office:value-type="float" office:value="9935386273956" calcext:value-type="float">
            <text:p>9,935,386,273,956</text:p>
          </table:table-cell>
          <table:table-cell table:formula="of:=+[.C31]/[.$B$105]" office:value-type="percentage" office:value="0.990781671045906" calcext:value-type="percentage">
            <text:p>99.078167%</text:p>
          </table:table-cell>
        </table:table-row>
        <table:table-row table:style-name="ro1">
          <table:table-cell office:value-type="string" calcext:value-type="string">
            <text:p>11-7-4-3 <text:s text:c="5"/></text:p>
          </table:table-cell>
          <table:table-cell office:value-type="float" office:value="13844790960" calcext:value-type="float">
            <text:p>13,844,790,960</text:p>
          </table:table-cell>
          <table:table-cell table:formula="of:=+[.C31]+[.B32]" office:value-type="float" office:value="9949231064916" calcext:value-type="float">
            <text:p>9,949,231,064,916</text:p>
          </table:table-cell>
          <table:table-cell table:formula="of:=+[.C32]/[.$B$105]" office:value-type="percentage" office:value="0.992162308370353" calcext:value-type="percentage">
            <text:p>99.216231%</text:p>
          </table:table-cell>
        </table:table-row>
        <table:table-row table:style-name="ro1">
          <table:table-cell office:value-type="string" calcext:value-type="string">
            <text:p>9-9-5-2 <text:s text:c="6"/></text:p>
          </table:table-cell>
          <table:table-cell office:value-type="float" office:value="12997644660" calcext:value-type="float">
            <text:p>12,997,644,660</text:p>
          </table:table-cell>
          <table:table-cell table:formula="of:=+[.C32]+[.B33]" office:value-type="float" office:value="9962228709576" calcext:value-type="float">
            <text:p>9,962,228,709,576</text:p>
          </table:table-cell>
          <table:table-cell table:formula="of:=+[.C33]/[.$B$105]" office:value-type="percentage" office:value="0.993458466138235" calcext:value-type="percentage">
            <text:p>99.345847%</text:p>
          </table:table-cell>
        </table:table-row>
        <table:table-row table:style-name="ro1">
          <table:table-cell office:value-type="string" calcext:value-type="string">
            <text:p>9-8-7-1 <text:s text:c="6"/></text:p>
          </table:table-cell>
          <table:table-cell office:value-type="float" office:value="10383593220" calcext:value-type="float">
            <text:p>10,383,593,220</text:p>
          </table:table-cell>
          <table:table-cell table:formula="of:=+[.C33]+[.B34]" office:value-type="float" office:value="9972612302796" calcext:value-type="float">
            <text:p>9,972,612,302,796</text:p>
          </table:table-cell>
          <table:table-cell table:formula="of:=+[.C34]/[.$B$105]" office:value-type="percentage" office:value="0.994493944131571" calcext:value-type="percentage">
            <text:p>99.449394%</text:p>
          </table:table-cell>
        </table:table-row>
        <table:table-row table:style-name="ro1">
          <table:table-cell office:value-type="string" calcext:value-type="string">
            <text:p>11-7-5-2 <text:s text:c="5"/></text:p>
          </table:table-cell>
          <table:table-cell office:value-type="float" office:value="6796533744" calcext:value-type="float">
            <text:p>6,796,533,744</text:p>
          </table:table-cell>
          <table:table-cell table:formula="of:=+[.C34]+[.B35]" office:value-type="float" office:value="9979408836540" calcext:value-type="float">
            <text:p>9,979,408,836,540</text:p>
          </table:table-cell>
          <table:table-cell table:formula="of:=+[.C35]/[.$B$105]" office:value-type="percentage" office:value="0.995171711545391" calcext:value-type="percentage">
            <text:p>99.517171%</text:p>
          </table:table-cell>
        </table:table-row>
        <table:table-row table:style-name="ro1">
          <table:table-cell office:value-type="string" calcext:value-type="string">
            <text:p>10-9-4-2 <text:s text:c="5"/></text:p>
          </table:table-cell>
          <table:table-cell office:value-type="float" office:value="5821830300" calcext:value-type="float">
            <text:p>5,821,830,300</text:p>
          </table:table-cell>
          <table:table-cell table:formula="of:=+[.C35]+[.B36]" office:value-type="float" office:value="9985230666840" calcext:value-type="float">
            <text:p>9,985,230,666,840</text:p>
          </table:table-cell>
          <table:table-cell table:formula="of:=+[.C36]/[.$B$105]" office:value-type="percentage" office:value="0.995752279083897" calcext:value-type="percentage">
            <text:p>99.575228%</text:p>
          </table:table-cell>
        </table:table-row>
        <table:table-row table:style-name="ro1">
          <table:table-cell office:value-type="string" calcext:value-type="string">
            <text:p>11-6-6-2 <text:s text:c="5"/></text:p>
          </table:table-cell>
          <table:table-cell office:value-type="float" office:value="4826157336" calcext:value-type="float">
            <text:p>4,826,157,336</text:p>
          </table:table-cell>
          <table:table-cell table:formula="of:=+[.C36]+[.B37]" office:value-type="float" office:value="9990056824176" calcext:value-type="float">
            <text:p>9,990,056,824,176</text:p>
          </table:table-cell>
          <table:table-cell table:formula="of:=+[.C37]/[.$B$105]" office:value-type="percentage" office:value="0.996233555613892" calcext:value-type="percentage">
            <text:p>99.623356%</text:p>
          </table:table-cell>
        </table:table-row>
        <table:table-row table:style-name="ro1">
          <table:table-cell office:value-type="string" calcext:value-type="string">
            <text:p>10-9-3-3 <text:s text:c="5"/></text:p>
          </table:table-cell>
          <table:table-cell office:value-type="float" office:value="4284269990" calcext:value-type="float">
            <text:p>4,284,269,990</text:p>
          </table:table-cell>
          <table:table-cell table:formula="of:=+[.C37]+[.B38]" office:value-type="float" office:value="9994341094166" calcext:value-type="float">
            <text:p>9,994,341,094,166</text:p>
          </table:table-cell>
          <table:table-cell table:formula="of:=+[.C38]/[.$B$105]" office:value-type="percentage" office:value="0.996660793776845" calcext:value-type="percentage">
            <text:p>99.666079%</text:p>
          </table:table-cell>
        </table:table-row>
        <table:table-row table:style-name="ro1">
          <table:table-cell office:value-type="string" calcext:value-type="string">
            <text:p>10-8-6-1 <text:s text:c="5"/></text:p>
          </table:table-cell>
          <table:table-cell office:value-type="float" office:value="4153437288" calcext:value-type="float">
            <text:p>4,153,437,288</text:p>
          </table:table-cell>
          <table:table-cell table:formula="of:=+[.C38]+[.B39]" office:value-type="float" office:value="9998494531454" calcext:value-type="float">
            <text:p>9,998,494,531,454</text:p>
          </table:table-cell>
          <table:table-cell table:formula="of:=+[.C39]/[.$B$105]" office:value-type="percentage" office:value="0.997074984974179" calcext:value-type="percentage">
            <text:p>99.707498%</text:p>
          </table:table-cell>
        </table:table-row>
        <table:table-row table:style-name="ro1">
          <table:table-cell office:value-type="string" calcext:value-type="string">
            <text:p>9-9-6-1 <text:s text:c="6"/></text:p>
          </table:table-cell>
          <table:table-cell office:value-type="float" office:value="2888365480" calcext:value-type="float">
            <text:p>2,888,365,480</text:p>
          </table:table-cell>
          <table:table-cell table:formula="of:=+[.C39]+[.B40]" office:value-type="float" office:value="10001382896934" calcext:value-type="float">
            <text:p>10,001,382,896,934</text:p>
          </table:table-cell>
          <table:table-cell table:formula="of:=+[.C40]/[.$B$105]" office:value-type="percentage" office:value="0.997363020033708" calcext:value-type="percentage">
            <text:p>99.736302%</text:p>
          </table:table-cell>
        </table:table-row>
        <table:table-row table:style-name="ro1">
          <table:table-cell office:value-type="string" calcext:value-type="string">
            <text:p>11-8-4-2 <text:s text:c="5"/></text:p>
          </table:table-cell>
          <table:table-cell office:value-type="float" office:value="2831889060" calcext:value-type="float">
            <text:p>2,831,889,060</text:p>
          </table:table-cell>
          <table:table-cell table:formula="of:=+[.C40]+[.B41]" office:value-type="float" office:value="10004214785994" calcext:value-type="float">
            <text:p>10,004,214,785,994</text:p>
          </table:table-cell>
          <table:table-cell table:formula="of:=+[.C41]/[.$B$105]" office:value-type="percentage" office:value="0.9976454231228" calcext:value-type="percentage">
            <text:p>99.764542%</text:p>
          </table:table-cell>
        </table:table-row>
        <table:table-row table:style-name="ro1">
          <table:table-cell office:value-type="string" calcext:value-type="string">
            <text:p>10-7-7-1 <text:s text:c="5"/></text:p>
          </table:table-cell>
          <table:table-cell office:value-type="float" office:value="2796107028" calcext:value-type="float">
            <text:p>2,796,107,028</text:p>
          </table:table-cell>
          <table:table-cell table:formula="of:=+[.C41]+[.B42]" office:value-type="float" office:value="10007010893022" calcext:value-type="float">
            <text:p>10,007,010,893,022</text:p>
          </table:table-cell>
          <table:table-cell table:formula="of:=+[.C42]/[.$B$105]" office:value-type="percentage" office:value="0.997924257937797" calcext:value-type="percentage">
            <text:p>99.792426%</text:p>
          </table:table-cell>
        </table:table-row>
        <table:table-row table:style-name="ro1">
          <table:table-cell office:value-type="string" calcext:value-type="string">
            <text:p>8-8-8-1 <text:s text:c="6"/></text:p>
          </table:table-cell>
          <table:table-cell office:value-type="float" office:value="2492838348" calcext:value-type="float">
            <text:p>2,492,838,348</text:p>
          </table:table-cell>
          <table:table-cell table:formula="of:=+[.C42]+[.B43]" office:value-type="float" office:value="10009503731370" calcext:value-type="float">
            <text:p>10,009,503,731,370</text:p>
          </table:table-cell>
          <table:table-cell table:formula="of:=+[.C43]/[.$B$105]" office:value-type="percentage" office:value="0.998172850038393" calcext:value-type="percentage">
            <text:p>99.817285%</text:p>
          </table:table-cell>
        </table:table-row>
        <table:table-row table:style-name="ro1">
          <table:table-cell office:value-type="string" calcext:value-type="string">
            <text:p>12-6-4-3 <text:s text:c="5"/></text:p>
          </table:table-cell>
          <table:table-cell office:value-type="float" office:value="2307465160" calcext:value-type="float">
            <text:p>2,307,465,160</text:p>
          </table:table-cell>
          <table:table-cell table:formula="of:=+[.C43]+[.B44]" office:value-type="float" office:value="10011811196530" calcext:value-type="float">
            <text:p>10,011,811,196,530</text:p>
          </table:table-cell>
          <table:table-cell table:formula="of:=+[.C44]/[.$B$105]" office:value-type="percentage" office:value="0.998402956259135" calcext:value-type="percentage">
            <text:p>99.840296%</text:p>
          </table:table-cell>
        </table:table-row>
        <table:table-row table:style-name="ro1">
          <table:table-cell office:value-type="string" calcext:value-type="string">
            <text:p>12-5-4-4 <text:s text:c="5"/></text:p>
          </table:table-cell>
          <table:table-cell office:value-type="float" office:value="2166274110" calcext:value-type="float">
            <text:p>2,166,274,110</text:p>
          </table:table-cell>
          <table:table-cell table:formula="of:=+[.C44]+[.B45]" office:value-type="float" office:value="10013977470640" calcext:value-type="float">
            <text:p>10,013,977,470,640</text:p>
          </table:table-cell>
          <table:table-cell table:formula="of:=+[.C45]/[.$B$105]" office:value-type="percentage" office:value="0.998618982553782" calcext:value-type="percentage">
            <text:p>99.861898%</text:p>
          </table:table-cell>
        </table:table-row>
        <table:table-row table:style-name="ro1">
          <table:table-cell office:value-type="string" calcext:value-type="string">
            <text:p>11-8-3-3 <text:s text:c="5"/></text:p>
          </table:table-cell>
          <table:table-cell office:value-type="float" office:value="2083979898" calcext:value-type="float">
            <text:p>2,083,979,898</text:p>
          </table:table-cell>
          <table:table-cell table:formula="of:=+[.C45]+[.B46]" office:value-type="float" office:value="10016061450538" calcext:value-type="float">
            <text:p>10,016,061,450,538</text:p>
          </table:table-cell>
          <table:table-cell table:formula="of:=+[.C46]/[.$B$105]" office:value-type="percentage" office:value="0.998826802262934" calcext:value-type="percentage">
            <text:p>99.882680%</text:p>
          </table:table-cell>
        </table:table-row>
        <table:table-row table:style-name="ro1">
          <table:table-cell office:value-type="string" calcext:value-type="string">
            <text:p>10-9-5-1 <text:s text:c="5"/></text:p>
          </table:table-cell>
          <table:table-cell office:value-type="float" office:value="1730598870" calcext:value-type="float">
            <text:p>1,730,598,870</text:p>
          </table:table-cell>
          <table:table-cell table:formula="of:=+[.C46]+[.B47]" office:value-type="float" office:value="10017792049408" calcext:value-type="float">
            <text:p>10,017,792,049,408</text:p>
          </table:table-cell>
          <table:table-cell table:formula="of:=+[.C47]/[.$B$105]" office:value-type="percentage" office:value="0.99899938192849" calcext:value-type="percentage">
            <text:p>99.899938%</text:p>
          </table:table-cell>
        </table:table-row>
        <table:table-row table:style-name="ro1">
          <table:table-cell office:value-type="string" calcext:value-type="string">
            <text:p>12-5-5-3 <text:s text:c="5"/></text:p>
          </table:table-cell>
          <table:table-cell office:value-type="float" office:value="1573115544" calcext:value-type="float">
            <text:p>1,573,115,544</text:p>
          </table:table-cell>
          <table:table-cell table:formula="of:=+[.C47]+[.B48]" office:value-type="float" office:value="10019365164952" calcext:value-type="float">
            <text:p>10,019,365,164,952</text:p>
          </table:table-cell>
          <table:table-cell table:formula="of:=+[.C48]/[.$B$105]" office:value-type="percentage" office:value="0.999156256961272" calcext:value-type="percentage">
            <text:p>99.915626%</text:p>
          </table:table-cell>
        </table:table-row>
        <table:table-row table:style-name="ro1">
          <table:table-cell office:value-type="string" calcext:value-type="string">
            <text:p>11-7-6-1 <text:s text:c="5"/></text:p>
          </table:table-cell>
          <table:table-cell office:value-type="float" office:value="1510340832" calcext:value-type="float">
            <text:p>1,510,340,832</text:p>
          </table:table-cell>
          <table:table-cell table:formula="of:=+[.C48]+[.B49]" office:value-type="float" office:value="10020875505784" calcext:value-type="float">
            <text:p>10,020,875,505,784</text:p>
          </table:table-cell>
          <table:table-cell table:formula="of:=+[.C49]/[.$B$105]" office:value-type="percentage" office:value="0.999306871942121" calcext:value-type="percentage">
            <text:p>99.930687%</text:p>
          </table:table-cell>
        </table:table-row>
        <table:table-row table:style-name="ro1">
          <table:table-cell office:value-type="string" calcext:value-type="string">
            <text:p>12-6-5-2 <text:s text:c="5"/></text:p>
          </table:table-cell>
          <table:table-cell office:value-type="float" office:value="1132755624" calcext:value-type="float">
            <text:p>1,132,755,624</text:p>
          </table:table-cell>
          <table:table-cell table:formula="of:=+[.C49]+[.B50]" office:value-type="float" office:value="10022008261408" calcext:value-type="float">
            <text:p>10,022,008,261,408</text:p>
          </table:table-cell>
          <table:table-cell table:formula="of:=+[.C50]/[.$B$105]" office:value-type="percentage" office:value="0.999419833177758" calcext:value-type="percentage">
            <text:p>99.941983%</text:p>
          </table:table-cell>
        </table:table-row>
        <table:table-row table:style-name="ro1">
          <table:table-cell office:value-type="string" calcext:value-type="string">
            <text:p>11-8-5-1 <text:s text:c="5"/></text:p>
          </table:table-cell>
          <table:table-cell office:value-type="float" office:value="849566718" calcext:value-type="float">
            <text:p>849,566,718</text:p>
          </table:table-cell>
          <table:table-cell table:formula="of:=+[.C50]+[.B51]" office:value-type="float" office:value="10022857828126" calcext:value-type="float">
            <text:p>10,022,857,828,126</text:p>
          </table:table-cell>
          <table:table-cell table:formula="of:=+[.C51]/[.$B$105]" office:value-type="percentage" office:value="0.999504554104485" calcext:value-type="percentage">
            <text:p>99.950455%</text:p>
          </table:table-cell>
        </table:table-row>
        <table:table-row table:style-name="ro1">
          <table:table-cell office:value-type="string" calcext:value-type="string">
            <text:p>11-9-3-2 <text:s text:c="5"/></text:p>
          </table:table-cell>
          <table:table-cell office:value-type="float" office:value="635108760" calcext:value-type="float">
            <text:p>635,108,760</text:p>
          </table:table-cell>
          <table:table-cell table:formula="of:=+[.C51]+[.B52]" office:value-type="float" office:value="10023492936886" calcext:value-type="float">
            <text:p>10,023,492,936,886</text:p>
          </table:table-cell>
          <table:table-cell table:formula="of:=+[.C52]/[.$B$105]" office:value-type="percentage" office:value="0.99956788874505" calcext:value-type="percentage">
            <text:p>99.956789%</text:p>
          </table:table-cell>
        </table:table-row>
        <table:table-row table:style-name="ro1">
          <table:table-cell office:value-type="string" calcext:value-type="string">
            <text:p>12-7-4-2 <text:s text:c="5"/></text:p>
          </table:table-cell>
          <table:table-cell office:value-type="float" office:value="629308680" calcext:value-type="float">
            <text:p>629,308,680</text:p>
          </table:table-cell>
          <table:table-cell table:formula="of:=+[.C52]+[.B53]" office:value-type="float" office:value="10024122245566" calcext:value-type="float">
            <text:p>10,024,122,245,566</text:p>
          </table:table-cell>
          <table:table-cell table:formula="of:=+[.C53]/[.$B$105]" office:value-type="percentage" office:value="0.99963064498707" calcext:value-type="percentage">
            <text:p>99.963064%</text:p>
          </table:table-cell>
        </table:table-row>
        <table:table-row table:style-name="ro1">
          <table:table-cell office:value-type="string" calcext:value-type="string">
            <text:p>10-10-3-2 <text:s text:c="4"/></text:p>
          </table:table-cell>
          <table:table-cell office:value-type="float" office:value="467374908" calcext:value-type="float">
            <text:p>467,374,908</text:p>
          </table:table-cell>
          <table:table-cell table:formula="of:=+[.C53]+[.B54]" office:value-type="float" office:value="10024589620474" calcext:value-type="float">
            <text:p>10,024,589,620,474</text:p>
          </table:table-cell>
          <table:table-cell table:formula="of:=+[.C54]/[.$B$105]" office:value-type="percentage" office:value="0.999677252786665" calcext:value-type="percentage">
            <text:p>99.967725%</text:p>
          </table:table-cell>
        </table:table-row>
        <table:table-row table:style-name="ro1">
          <table:table-cell office:value-type="string" calcext:value-type="string">
            <text:p>12-7-3-3 <text:s text:c="5"/></text:p>
          </table:table-cell>
          <table:table-cell office:value-type="float" office:value="463106644" calcext:value-type="float">
            <text:p>463,106,644</text:p>
          </table:table-cell>
          <table:table-cell table:formula="of:=+[.C54]+[.B55]" office:value-type="float" office:value="10025052727118" calcext:value-type="float">
            <text:p>10,025,052,727,118</text:p>
          </table:table-cell>
          <table:table-cell table:formula="of:=+[.C55]/[.$B$105]" office:value-type="percentage" office:value="0.999723434944254" calcext:value-type="percentage">
            <text:p>99.972343%</text:p>
          </table:table-cell>
        </table:table-row>
        <table:table-row table:style-name="ro1">
          <table:table-cell office:value-type="string" calcext:value-type="string">
            <text:p>10-8-7-0 <text:s text:c="5"/></text:p>
          </table:table-cell>
          <table:table-cell office:value-type="float" office:value="319495176" calcext:value-type="float">
            <text:p>319,495,176</text:p>
          </table:table-cell>
          <table:table-cell table:formula="of:=+[.C55]+[.B56]" office:value-type="float" office:value="10025372222294" calcext:value-type="float">
            <text:p>10,025,372,222,294</text:p>
          </table:table-cell>
          <table:table-cell table:formula="of:=+[.C56]/[.$B$105]" office:value-type="percentage" office:value="0.999755295805587" calcext:value-type="percentage">
            <text:p>99.975530%</text:p>
          </table:table-cell>
        </table:table-row>
        <table:table-row table:style-name="ro1">
          <table:table-cell office:value-type="string" calcext:value-type="string">
            <text:p>9-8-8-0 <text:s text:c="6"/></text:p>
          </table:table-cell>
          <table:table-cell office:value-type="float" office:value="302522220" calcext:value-type="float">
            <text:p>302,522,220</text:p>
          </table:table-cell>
          <table:table-cell table:formula="of:=+[.C56]+[.B57]" office:value-type="float" office:value="10025674744514" calcext:value-type="float">
            <text:p>10,025,674,744,514</text:p>
          </table:table-cell>
          <table:table-cell table:formula="of:=+[.C57]/[.$B$105]" office:value-type="percentage" office:value="0.999785464081123" calcext:value-type="percentage">
            <text:p>99.978546%</text:p>
          </table:table-cell>
        </table:table-row>
        <table:table-row table:style-name="ro1">
          <table:table-cell office:value-type="string" calcext:value-type="string">
            <text:p>11-9-4-1 <text:s text:c="5"/></text:p>
          </table:table-cell>
          <table:table-cell office:value-type="float" office:value="264628650" calcext:value-type="float">
            <text:p>264,628,650</text:p>
          </table:table-cell>
          <table:table-cell table:formula="of:=+[.C57]+[.B58]" office:value-type="float" office:value="10025939373164" calcext:value-type="float">
            <text:p>10,025,939,373,164</text:p>
          </table:table-cell>
          <table:table-cell table:formula="of:=+[.C58]/[.$B$105]" office:value-type="percentage" office:value="0.999811853514691" calcext:value-type="percentage">
            <text:p>99.981185%</text:p>
          </table:table-cell>
        </table:table-row>
        <table:table-row table:style-name="ro1">
          <table:table-cell office:value-type="string" calcext:value-type="string">
            <text:p>9-9-7-0 <text:s text:c="6"/></text:p>
          </table:table-cell>
          <table:table-cell office:value-type="float" office:value="222181960" calcext:value-type="float">
            <text:p>222,181,960</text:p>
          </table:table-cell>
          <table:table-cell table:formula="of:=+[.C58]+[.B59]" office:value-type="float" office:value="10026161555124" calcext:value-type="float">
            <text:p>10,026,161,555,124</text:p>
          </table:table-cell>
          <table:table-cell table:formula="of:=+[.C59]/[.$B$105]" office:value-type="percentage" office:value="0.999834010057732" calcext:value-type="percentage">
            <text:p>99.983401%</text:p>
          </table:table-cell>
        </table:table-row>
        <table:table-row table:style-name="ro1">
          <table:table-cell office:value-type="string" calcext:value-type="string">
            <text:p>10-10-4-1 <text:s text:c="4"/></text:p>
          </table:table-cell>
          <table:table-cell office:value-type="float" office:value="194739545" calcext:value-type="float">
            <text:p>194,739,545</text:p>
          </table:table-cell>
          <table:table-cell table:formula="of:=+[.C59]+[.B60]" office:value-type="float" office:value="10026356294669" calcext:value-type="float">
            <text:p>10,026,356,294,669</text:p>
          </table:table-cell>
          <table:table-cell table:formula="of:=+[.C60]/[.$B$105]" office:value-type="percentage" office:value="0.999853429974229" calcext:value-type="percentage">
            <text:p>99.985343%</text:p>
          </table:table-cell>
        </table:table-row>
        <table:table-row table:style-name="ro1">
          <table:table-cell office:value-type="string" calcext:value-type="string">
            <text:p>12-8-3-2 <text:s text:c="5"/></text:p>
          </table:table-cell>
          <table:table-cell office:value-type="float" office:value="188792604" calcext:value-type="float">
            <text:p>188,792,604</text:p>
          </table:table-cell>
          <table:table-cell table:formula="of:=+[.C60]+[.B61]" office:value-type="float" office:value="10026545087273" calcext:value-type="float">
            <text:p>10,026,545,087,273</text:p>
          </table:table-cell>
          <table:table-cell table:formula="of:=+[.C61]/[.$B$105]" office:value-type="percentage" office:value="0.999872256846836" calcext:value-type="percentage">
            <text:p>99.987226%</text:p>
          </table:table-cell>
        </table:table-row>
        <table:table-row table:style-name="ro1">
          <table:table-cell office:value-type="string" calcext:value-type="string">
            <text:p>12-7-5-1 <text:s text:c="5"/></text:p>
          </table:table-cell>
          <table:table-cell office:value-type="float" office:value="188792604" calcext:value-type="float">
            <text:p>188,792,604</text:p>
          </table:table-cell>
          <table:table-cell table:formula="of:=+[.C61]+[.B62]" office:value-type="float" office:value="10026733879877" calcext:value-type="float">
            <text:p>10,026,733,879,877</text:p>
          </table:table-cell>
          <table:table-cell table:formula="of:=+[.C62]/[.$B$105]" office:value-type="percentage" office:value="0.999891083719442" calcext:value-type="percentage">
            <text:p>99.989108%</text:p>
          </table:table-cell>
        </table:table-row>
        <table:table-row table:style-name="ro1">
          <table:table-cell office:value-type="string" calcext:value-type="string">
            <text:p>10-9-6-0 <text:s text:c="5"/></text:p>
          </table:table-cell>
          <table:table-cell office:value-type="float" office:value="177497320" calcext:value-type="float">
            <text:p>177,497,320</text:p>
          </table:table-cell>
          <table:table-cell table:formula="of:=+[.C62]+[.B63]" office:value-type="float" office:value="10026911377197" calcext:value-type="float">
            <text:p>10,026,911,377,197</text:p>
          </table:table-cell>
          <table:table-cell table:formula="of:=+[.C63]/[.$B$105]" office:value-type="percentage" office:value="0.99990878419796" calcext:value-type="percentage">
            <text:p>99.990878%</text:p>
          </table:table-cell>
        </table:table-row>
        <table:table-row table:style-name="ro1">
          <table:table-cell office:value-type="string" calcext:value-type="string">
            <text:p>12-6-6-1 <text:s text:c="5"/></text:p>
          </table:table-cell>
          <table:table-cell office:value-type="float" office:value="134059926" calcext:value-type="float">
            <text:p>134,059,926</text:p>
          </table:table-cell>
          <table:table-cell table:formula="of:=+[.C63]+[.B64]" office:value-type="float" office:value="10027045437123" calcext:value-type="float">
            <text:p>10,027,045,437,123</text:p>
          </table:table-cell>
          <table:table-cell table:formula="of:=+[.C64]/[.$B$105]" office:value-type="percentage" office:value="0.99992215299046" calcext:value-type="percentage">
            <text:p>99.992215%</text:p>
          </table:table-cell>
        </table:table-row>
        <table:table-row table:style-name="ro1">
          <table:table-cell office:value-type="string" calcext:value-type="string">
            <text:p>13-5-4-3 <text:s text:c="5"/></text:p>
          </table:table-cell>
          <table:table-cell office:value-type="float" office:value="133122990" calcext:value-type="float">
            <text:p>133,122,990</text:p>
          </table:table-cell>
          <table:table-cell table:formula="of:=+[.C64]+[.B65]" office:value-type="float" office:value="10027178560113" calcext:value-type="float">
            <text:p>10,027,178,560,113</text:p>
          </table:table-cell>
          <table:table-cell table:formula="of:=+[.C65]/[.$B$105]" office:value-type="percentage" office:value="0.999935428349349" calcext:value-type="percentage">
            <text:p>99.993543%</text:p>
          </table:table-cell>
        </table:table-row>
        <table:table-row table:style-name="ro1">
          <table:table-cell office:value-type="string" calcext:value-type="string">
            <text:p>11-8-6-0 <text:s text:c="5"/></text:p>
          </table:table-cell>
          <table:table-cell office:value-type="float" office:value="87135048" calcext:value-type="float">
            <text:p>87,135,048</text:p>
          </table:table-cell>
          <table:table-cell table:formula="of:=+[.C65]+[.B66]" office:value-type="float" office:value="10027265695161" calcext:value-type="float">
            <text:p>10,027,265,695,161</text:p>
          </table:table-cell>
          <table:table-cell table:formula="of:=+[.C66]/[.$B$105]" office:value-type="percentage" office:value="0.999944117675167" calcext:value-type="percentage">
            <text:p>99.994412%</text:p>
          </table:table-cell>
        </table:table-row>
        <table:table-row table:style-name="ro1">
          <table:table-cell office:value-type="string" calcext:value-type="string">
            <text:p>12-8-4-1 <text:s text:c="5"/></text:p>
          </table:table-cell>
          <table:table-cell office:value-type="float" office:value="78663585" calcext:value-type="float">
            <text:p>78,663,585</text:p>
          </table:table-cell>
          <table:table-cell table:formula="of:=+[.C66]+[.B67]" office:value-type="float" office:value="10027344358746" calcext:value-type="float">
            <text:p>10,027,344,358,746</text:p>
          </table:table-cell>
          <table:table-cell table:formula="of:=+[.C67]/[.$B$105]" office:value-type="percentage" office:value="0.99995196220542" calcext:value-type="percentage">
            <text:p>99.995196%</text:p>
          </table:table-cell>
        </table:table-row>
        <table:table-row table:style-name="ro1">
          <table:table-cell office:value-type="string" calcext:value-type="string">
            <text:p>11-7-7-0 <text:s text:c="5"/></text:p>
          </table:table-cell>
          <table:table-cell office:value-type="float" office:value="61873812" calcext:value-type="float">
            <text:p>61,873,812</text:p>
          </table:table-cell>
          <table:table-cell table:formula="of:=+[.C67]+[.B68]" office:value-type="float" office:value="10027406232558" calcext:value-type="float">
            <text:p>10,027,406,232,558</text:p>
          </table:table-cell>
          <table:table-cell table:formula="of:=+[.C68]/[.$B$105]" office:value-type="percentage" office:value="0.999958132417343" calcext:value-type="percentage">
            <text:p>99.995813%</text:p>
          </table:table-cell>
        </table:table-row>
        <table:table-row table:style-name="ro1">
          <table:table-cell office:value-type="string" calcext:value-type="string">
            <text:p>13-4-4-4 <text:s text:c="5"/></text:p>
          </table:table-cell>
          <table:table-cell office:value-type="float" office:value="61176830" calcext:value-type="float">
            <text:p>61,176,830</text:p>
          </table:table-cell>
          <table:table-cell table:formula="of:=+[.C68]+[.B69]" office:value-type="float" office:value="10027467409388" calcext:value-type="float">
            <text:p>10,027,467,409,388</text:p>
          </table:table-cell>
          <table:table-cell table:formula="of:=+[.C69]/[.$B$105]" office:value-type="percentage" office:value="0.99996423312447" calcext:value-type="percentage">
            <text:p>99.996423%</text:p>
          </table:table-cell>
        </table:table-row>
        <table:table-row table:style-name="ro1">
          <table:table-cell office:value-type="string" calcext:value-type="string">
            <text:p>13-6-4-2 <text:s text:c="5"/></text:p>
          </table:table-cell>
          <table:table-cell office:value-type="float" office:value="48408360" calcext:value-type="float">
            <text:p>48,408,360</text:p>
          </table:table-cell>
          <table:table-cell table:formula="of:=+[.C69]+[.B70]" office:value-type="float" office:value="10027515817748" calcext:value-type="float">
            <text:p>10,027,515,817,748</text:p>
          </table:table-cell>
          <table:table-cell table:formula="of:=+[.C70]/[.$B$105]" office:value-type="percentage" office:value="0.999969060527703" calcext:value-type="percentage">
            <text:p>99.996906%</text:p>
          </table:table-cell>
        </table:table-row>
        <table:table-row table:style-name="ro1">
          <table:table-cell office:value-type="string" calcext:value-type="string">
            <text:p>11-10-3-1 <text:s text:c="4"/></text:p>
          </table:table-cell>
          <table:table-cell office:value-type="float" office:value="42340584" calcext:value-type="float">
            <text:p>42,340,584</text:p>
          </table:table-cell>
          <table:table-cell table:formula="of:=+[.C70]+[.B71]" office:value-type="float" office:value="10027558158332" calcext:value-type="float">
            <text:p>10,027,558,158,332</text:p>
          </table:table-cell>
          <table:table-cell table:formula="of:=+[.C71]/[.$B$105]" office:value-type="percentage" office:value="0.999973282837074" calcext:value-type="percentage">
            <text:p>99.997328%</text:p>
          </table:table-cell>
        </table:table-row>
        <table:table-row table:style-name="ro1">
          <table:table-cell office:value-type="string" calcext:value-type="string">
            <text:p>11-9-5-0 <text:s text:c="5"/></text:p>
          </table:table-cell>
          <table:table-cell office:value-type="float" office:value="36306270" calcext:value-type="float">
            <text:p>36,306,270</text:p>
          </table:table-cell>
          <table:table-cell table:formula="of:=+[.C71]+[.B72]" office:value-type="float" office:value="10027594464602" calcext:value-type="float">
            <text:p>10,027,594,464,602</text:p>
          </table:table-cell>
          <table:table-cell table:formula="of:=+[.C72]/[.$B$105]" office:value-type="percentage" office:value="0.999976903389498" calcext:value-type="percentage">
            <text:p>99.997690%</text:p>
          </table:table-cell>
        </table:table-row>
        <table:table-row table:style-name="ro1">
          <table:table-cell office:value-type="string" calcext:value-type="string">
            <text:p>13-6-3-3 <text:s text:c="5"/></text:p>
          </table:table-cell>
          <table:table-cell office:value-type="float" office:value="35623588" calcext:value-type="float">
            <text:p>35,623,588</text:p>
          </table:table-cell>
          <table:table-cell table:formula="of:=+[.C72]+[.B73]" office:value-type="float" office:value="10027630088190" calcext:value-type="float">
            <text:p>10,027,630,088,190</text:p>
          </table:table-cell>
          <table:table-cell table:formula="of:=+[.C73]/[.$B$105]" office:value-type="percentage" office:value="0.999980455863159" calcext:value-type="percentage">
            <text:p>99.998046%</text:p>
          </table:table-cell>
        </table:table-row>
        <table:table-row table:style-name="ro1">
          <table:table-cell office:value-type="string" calcext:value-type="string">
            <text:p>11-10-2-2 <text:s text:c="4"/></text:p>
          </table:table-cell>
          <table:table-cell office:value-type="float" office:value="35086428" calcext:value-type="float">
            <text:p>35,086,428</text:p>
          </table:table-cell>
          <table:table-cell table:formula="of:=+[.C73]+[.B74]" office:value-type="float" office:value="10027665174618" calcext:value-type="float">
            <text:p>10,027,665,174,618</text:p>
          </table:table-cell>
          <table:table-cell table:formula="of:=+[.C74]/[.$B$105]" office:value-type="percentage" office:value="0.999983954769875" calcext:value-type="percentage">
            <text:p>99.998395%</text:p>
          </table:table-cell>
        </table:table-row>
        <table:table-row table:style-name="ro1">
          <table:table-cell office:value-type="string" calcext:value-type="string">
            <text:p>13-5-5-2 <text:s text:c="5"/></text:p>
          </table:table-cell>
          <table:table-cell office:value-type="float" office:value="34810776" calcext:value-type="float">
            <text:p>34,810,776</text:p>
          </table:table-cell>
          <table:table-cell table:formula="of:=+[.C74]+[.B75]" office:value-type="float" office:value="10027699985394" calcext:value-type="float">
            <text:p>10,027,699,985,394</text:p>
          </table:table-cell>
          <table:table-cell table:formula="of:=+[.C75]/[.$B$105]" office:value-type="percentage" office:value="0.999987426187882" calcext:value-type="percentage">
            <text:p>99.998743%</text:p>
          </table:table-cell>
        </table:table-row>
        <table:table-row table:style-name="ro1">
          <table:table-cell office:value-type="string" calcext:value-type="string">
            <text:p>13-7-3-2 <text:s text:c="5"/></text:p>
          </table:table-cell>
          <table:table-cell office:value-type="float" office:value="19363344" calcext:value-type="float">
            <text:p>19,363,344</text:p>
          </table:table-cell>
          <table:table-cell table:formula="of:=+[.C75]+[.B76]" office:value-type="float" office:value="10027719348738" calcext:value-type="float">
            <text:p>10,027,719,348,738</text:p>
          </table:table-cell>
          <table:table-cell table:formula="of:=+[.C76]/[.$B$105]" office:value-type="percentage" office:value="0.999989357149175" calcext:value-type="percentage">
            <text:p>99.998936%</text:p>
          </table:table-cell>
        </table:table-row>
        <table:table-row table:style-name="ro1">
          <table:table-cell office:value-type="string" calcext:value-type="string">
            <text:p>12-7-6-0 <text:s text:c="5"/></text:p>
          </table:table-cell>
          <table:table-cell office:value-type="float" office:value="19363344" calcext:value-type="float">
            <text:p>19,363,344</text:p>
          </table:table-cell>
          <table:table-cell table:formula="of:=+[.C76]+[.B77]" office:value-type="float" office:value="10027738712082" calcext:value-type="float">
            <text:p>10,027,738,712,082</text:p>
          </table:table-cell>
          <table:table-cell table:formula="of:=+[.C77]/[.$B$105]" office:value-type="percentage" office:value="0.999991288110468" calcext:value-type="percentage">
            <text:p>99.999129%</text:p>
          </table:table-cell>
        </table:table-row>
        <table:table-row table:style-name="ro1">
          <table:table-cell office:value-type="string" calcext:value-type="string">
            <text:p>12-9-3-1 <text:s text:c="5"/></text:p>
          </table:table-cell>
          <table:table-cell office:value-type="float" office:value="17641910" calcext:value-type="float">
            <text:p>17,641,910</text:p>
          </table:table-cell>
          <table:table-cell table:formula="of:=+[.C77]+[.B78]" office:value-type="float" office:value="10027756353992" calcext:value-type="float">
            <text:p>10,027,756,353,992</text:p>
          </table:table-cell>
          <table:table-cell table:formula="of:=+[.C78]/[.$B$105]" office:value-type="percentage" office:value="0.999993047406039" calcext:value-type="percentage">
            <text:p>99.999305%</text:p>
          </table:table-cell>
        </table:table-row>
        <table:table-row table:style-name="ro1">
          <table:table-cell office:value-type="string" calcext:value-type="string">
            <text:p>12-9-2-2 <text:s text:c="5"/></text:p>
          </table:table-cell>
          <table:table-cell office:value-type="float" office:value="14619345" calcext:value-type="float">
            <text:p>14,619,345</text:p>
          </table:table-cell>
          <table:table-cell table:formula="of:=+[.C78]+[.B79]" office:value-type="float" office:value="10027770973337" calcext:value-type="float">
            <text:p>10,027,770,973,337</text:p>
          </table:table-cell>
          <table:table-cell table:formula="of:=+[.C79]/[.$B$105]" office:value-type="percentage" office:value="0.999994505283837" calcext:value-type="percentage">
            <text:p>99.999451%</text:p>
          </table:table-cell>
        </table:table-row>
        <table:table-row table:style-name="ro1">
          <table:table-cell office:value-type="string" calcext:value-type="string">
            <text:p>13-6-5-1 <text:s text:c="5"/></text:p>
          </table:table-cell>
          <table:table-cell office:value-type="float" office:value="14522508" calcext:value-type="float">
            <text:p>14,522,508</text:p>
          </table:table-cell>
          <table:table-cell table:formula="of:=+[.C79]+[.B80]" office:value-type="float" office:value="10027785495845" calcext:value-type="float">
            <text:p>10,027,785,495,845</text:p>
          </table:table-cell>
          <table:table-cell table:formula="of:=+[.C80]/[.$B$105]" office:value-type="percentage" office:value="0.999995953504807" calcext:value-type="percentage">
            <text:p>99.999595%</text:p>
          </table:table-cell>
        </table:table-row>
        <table:table-row table:style-name="ro1">
          <table:table-cell office:value-type="string" calcext:value-type="string">
            <text:p>12-8-5-0 <text:s text:c="5"/></text:p>
          </table:table-cell>
          <table:table-cell office:value-type="float" office:value="10891881" calcext:value-type="float">
            <text:p>10,891,881</text:p>
          </table:table-cell>
          <table:table-cell table:formula="of:=+[.C80]+[.B81]" office:value-type="float" office:value="10027796387726" calcext:value-type="float">
            <text:p>10,027,796,387,726</text:p>
          </table:table-cell>
          <table:table-cell table:formula="of:=+[.C81]/[.$B$105]" office:value-type="percentage" office:value="0.999997039670535" calcext:value-type="percentage">
            <text:p>99.999704%</text:p>
          </table:table-cell>
        </table:table-row>
        <table:table-row table:style-name="ro1">
          <table:table-cell office:value-type="string" calcext:value-type="string">
            <text:p>11-10-4-0 <text:s text:c="4"/></text:p>
          </table:table-cell>
          <table:table-cell office:value-type="float" office:value="8142420" calcext:value-type="float">
            <text:p>8,142,420</text:p>
          </table:table-cell>
          <table:table-cell table:formula="of:=+[.C81]+[.B82]" office:value-type="float" office:value="10027804530146" calcext:value-type="float">
            <text:p>10,027,804,530,146</text:p>
          </table:table-cell>
          <table:table-cell table:formula="of:=+[.C82]/[.$B$105]" office:value-type="percentage" office:value="0.999997851653106" calcext:value-type="percentage">
            <text:p>99.999785%</text:p>
          </table:table-cell>
        </table:table-row>
        <table:table-row table:style-name="ro1">
          <table:table-cell office:value-type="string" calcext:value-type="string">
            <text:p>13-7-4-1 <text:s text:c="5"/></text:p>
          </table:table-cell>
          <table:table-cell office:value-type="float" office:value="8068060" calcext:value-type="float">
            <text:p>8,068,060</text:p>
          </table:table-cell>
          <table:table-cell table:formula="of:=+[.C82]+[.B83]" office:value-type="float" office:value="10027812598206" calcext:value-type="float">
            <text:p>10,027,812,598,206</text:p>
          </table:table-cell>
          <table:table-cell table:formula="of:=+[.C83]/[.$B$105]" office:value-type="percentage" office:value="0.999998656220311" calcext:value-type="percentage">
            <text:p>99.999866%</text:p>
          </table:table-cell>
        </table:table-row>
        <table:table-row table:style-name="ro1">
          <table:table-cell office:value-type="string" calcext:value-type="string">
            <text:p>12-9-4-0 <text:s text:c="5"/></text:p>
          </table:table-cell>
          <table:table-cell office:value-type="float" office:value="3392675" calcext:value-type="float">
            <text:p>3,392,675</text:p>
          </table:table-cell>
          <table:table-cell table:formula="of:=+[.C83]+[.B84]" office:value-type="float" office:value="10027815990881" calcext:value-type="float">
            <text:p>10,027,815,990,881</text:p>
          </table:table-cell>
          <table:table-cell table:formula="of:=+[.C84]/[.$B$105]" office:value-type="percentage" office:value="0.999998994546383" calcext:value-type="percentage">
            <text:p>99.999899%</text:p>
          </table:table-cell>
        </table:table-row>
        <table:table-row table:style-name="ro1">
          <table:table-cell office:value-type="string" calcext:value-type="string">
            <text:p>13-8-3-1 <text:s text:c="5"/></text:p>
          </table:table-cell>
          <table:table-cell office:value-type="float" office:value="2420418" calcext:value-type="float">
            <text:p>2,420,418</text:p>
          </table:table-cell>
          <table:table-cell table:formula="of:=+[.C84]+[.B85]" office:value-type="float" office:value="10027818411299" calcext:value-type="float">
            <text:p>10,027,818,411,299</text:p>
          </table:table-cell>
          <table:table-cell table:formula="of:=+[.C85]/[.$B$105]" office:value-type="percentage" office:value="0.999999235916544" calcext:value-type="percentage">
            <text:p>99.999924%</text:p>
          </table:table-cell>
        </table:table-row>
        <table:table-row table:style-name="ro1">
          <table:table-cell office:value-type="string" calcext:value-type="string">
            <text:p>13-8-2-2 <text:s text:c="5"/></text:p>
          </table:table-cell>
          <table:table-cell office:value-type="float" office:value="2005731" calcext:value-type="float">
            <text:p>2,005,731</text:p>
          </table:table-cell>
          <table:table-cell table:formula="of:=+[.C85]+[.B86]" office:value-type="float" office:value="10027820417030" calcext:value-type="float">
            <text:p>10,027,820,417,030</text:p>
          </table:table-cell>
          <table:table-cell table:formula="of:=+[.C86]/[.$B$105]" office:value-type="percentage" office:value="0.999999435933077" calcext:value-type="percentage">
            <text:p>99.999944%</text:p>
          </table:table-cell>
        </table:table-row>
        <table:table-row table:style-name="ro1">
          <table:table-cell office:value-type="string" calcext:value-type="string">
            <text:p>12-10-2-1 <text:s text:c="4"/></text:p>
          </table:table-cell>
          <table:table-cell office:value-type="float" office:value="1924572" calcext:value-type="float">
            <text:p>1,924,572</text:p>
          </table:table-cell>
          <table:table-cell table:formula="of:=+[.C86]+[.B87]" office:value-type="float" office:value="10027822341602" calcext:value-type="float">
            <text:p>10,027,822,341,602</text:p>
          </table:table-cell>
          <table:table-cell table:formula="of:=+[.C87]/[.$B$105]" office:value-type="percentage" office:value="0.99999962785623" calcext:value-type="percentage">
            <text:p>99.999963%</text:p>
          </table:table-cell>
        </table:table-row>
        <table:table-row table:style-name="ro1">
          <table:table-cell office:value-type="string" calcext:value-type="string">
            <text:p>11-11-2-1 <text:s text:c="4"/></text:p>
          </table:table-cell>
          <table:table-cell office:value-type="float" office:value="1682226" calcext:value-type="float">
            <text:p>1,682,226</text:p>
          </table:table-cell>
          <table:table-cell table:formula="of:=+[.C87]+[.B88]" office:value-type="float" office:value="10027824023828" calcext:value-type="float">
            <text:p>10,027,824,023,828</text:p>
          </table:table-cell>
          <table:table-cell table:formula="of:=+[.C88]/[.$B$105]" office:value-type="percentage" office:value="0.999999795612031" calcext:value-type="percentage">
            <text:p>99.999980%</text:p>
          </table:table-cell>
        </table:table-row>
        <table:table-row table:style-name="ro1">
          <table:table-cell office:value-type="string" calcext:value-type="string">
            <text:p>12-10-3-0 <text:s text:c="4"/></text:p>
          </table:table-cell>
          <table:table-cell office:value-type="float" office:value="542828" calcext:value-type="float">
            <text:p>542,828</text:p>
          </table:table-cell>
          <table:table-cell table:formula="of:=+[.C88]+[.B89]" office:value-type="float" office:value="10027824566656" calcext:value-type="float">
            <text:p>10,027,824,566,656</text:p>
          </table:table-cell>
          <table:table-cell table:formula="of:=+[.C89]/[.$B$105]" office:value-type="percentage" office:value="0.999999849744203" calcext:value-type="percentage">
            <text:p>99.999985%</text:p>
          </table:table-cell>
        </table:table-row>
        <table:table-row table:style-name="ro1">
          <table:table-cell office:value-type="string" calcext:value-type="string">
            <text:p>13-8-4-0 <text:s text:c="5"/></text:p>
          </table:table-cell>
          <table:table-cell office:value-type="float" office:value="465465" calcext:value-type="float">
            <text:p>465,465</text:p>
          </table:table-cell>
          <table:table-cell table:formula="of:=+[.C89]+[.B90]" office:value-type="float" office:value="10027825032121" calcext:value-type="float">
            <text:p>10,027,825,032,121</text:p>
          </table:table-cell>
          <table:table-cell table:formula="of:=+[.C90]/[.$B$105]" office:value-type="percentage" office:value="0.999999896161542" calcext:value-type="percentage">
            <text:p>99.999990%</text:p>
          </table:table-cell>
        </table:table-row>
        <table:table-row table:style-name="ro1">
          <table:table-cell office:value-type="string" calcext:value-type="string">
            <text:p>11-11-3-0 <text:s text:c="4"/></text:p>
          </table:table-cell>
          <table:table-cell office:value-type="float" office:value="449826" calcext:value-type="float">
            <text:p>449,826</text:p>
          </table:table-cell>
          <table:table-cell table:formula="of:=+[.C90]+[.B91]" office:value-type="float" office:value="10027825481947" calcext:value-type="float">
            <text:p>10,027,825,481,947</text:p>
          </table:table-cell>
          <table:table-cell table:formula="of:=+[.C91]/[.$B$105]" office:value-type="percentage" office:value="0.99999994101932" calcext:value-type="percentage">
            <text:p>99.999994%</text:p>
          </table:table-cell>
        </table:table-row>
        <table:table-row table:style-name="ro1">
          <table:table-cell table:style-name="ce16" office:value-type="string" calcext:value-type="string">
            <text:p>13-9-2-1 <text:s text:c="5"/></text:p>
          </table:table-cell>
          <table:table-cell office:value-type="float" office:value="370110" calcext:value-type="float">
            <text:p>370,110</text:p>
          </table:table-cell>
          <table:table-cell table:formula="of:=+[.C91]+[.B92]" office:value-type="float" office:value="10027825852057" calcext:value-type="float">
            <text:p>10,027,825,852,057</text:p>
          </table:table-cell>
          <table:table-cell table:formula="of:=+[.C92]/[.$B$105]" office:value-type="percentage" office:value="0.999999977927619" calcext:value-type="percentage">
            <text:p>99.999998%</text:p>
          </table:table-cell>
        </table:table-row>
        <table:table-row table:style-name="ro1">
          <table:table-cell table:style-name="ce16" office:value-type="string" calcext:value-type="string">
            <text:p>13-9-3-0 <text:s text:c="5"/></text:p>
          </table:table-cell>
          <table:table-cell office:value-type="float" office:value="104390" calcext:value-type="float">
            <text:p>104,390</text:p>
          </table:table-cell>
          <table:table-cell table:formula="of:=+[.C92]+[.B93]" office:value-type="float" office:value="10027825956447" calcext:value-type="float">
            <text:p>10,027,825,956,447</text:p>
          </table:table-cell>
          <table:table-cell table:formula="of:=+[.C93]/[.$B$105]" office:value-type="percentage" office:value="0.999999988337652" calcext:value-type="percentage">
            <text:p>99.999999%</text:p>
          </table:table-cell>
        </table:table-row>
        <table:table-row table:style-name="ro1">
          <table:table-cell office:value-type="string" calcext:value-type="string">
            <text:p>12-11-1-1 <text:s text:c="4"/></text:p>
          </table:table-cell>
          <table:table-cell office:value-type="float" office:value="49686" calcext:value-type="float">
            <text:p>49,686</text:p>
          </table:table-cell>
          <table:table-cell table:formula="of:=+[.C93]+[.B94]" office:value-type="float" office:value="10027826006133" calcext:value-type="float">
            <text:p>10,027,826,006,133</text:p>
          </table:table-cell>
          <table:table-cell table:formula="of:=+[.C94]/[.$B$105]" office:value-type="percentage" office:value="0.999999993292465" calcext:value-type="percentage">
            <text:p>99.999999%</text:p>
          </table:table-cell>
        </table:table-row>
        <table:table-row table:style-name="ro1">
          <table:table-cell office:value-type="string" calcext:value-type="string">
            <text:p>12-11-2-0 <text:s text:c="4"/></text:p>
          </table:table-cell>
          <table:table-cell office:value-type="float" office:value="42588" calcext:value-type="float">
            <text:p>42,588</text:p>
          </table:table-cell>
          <table:table-cell table:formula="of:=+[.C94]+[.B95]" office:value-type="float" office:value="10027826048721" calcext:value-type="float">
            <text:p>10,027,826,048,721</text:p>
          </table:table-cell>
          <table:table-cell table:formula="of:=+[.C95]/[.$B$105]" office:value-type="percentage" office:value="0.999999997539447" calcext:value-type="percentage">
            <text:p>100.000000%</text:p>
          </table:table-cell>
        </table:table-row>
        <table:table-row table:style-name="ro1">
          <table:table-cell office:value-type="string" calcext:value-type="string">
            <text:p>13-10-1-1 <text:s text:c="4"/></text:p>
          </table:table-cell>
          <table:table-cell office:value-type="float" office:value="13286" calcext:value-type="float">
            <text:p>13,286</text:p>
          </table:table-cell>
          <table:table-cell table:formula="of:=+[.C95]+[.B96]" office:value-type="float" office:value="10027826062007" calcext:value-type="float">
            <text:p>10,027,826,062,007</text:p>
          </table:table-cell>
          <table:table-cell table:formula="of:=+[.C96]/[.$B$105]" office:value-type="percentage" office:value="0.99999999886436" calcext:value-type="percentage">
            <text:p>100.000000%</text:p>
          </table:table-cell>
        </table:table-row>
        <table:table-row table:style-name="ro1">
          <table:table-cell table:style-name="ce16" office:value-type="string" calcext:value-type="string">
            <text:p>13-10-2-0 <text:s text:c="4"/></text:p>
          </table:table-cell>
          <table:table-cell office:value-type="float" office:value="11388" calcext:value-type="float">
            <text:p>11,388</text:p>
          </table:table-cell>
          <table:table-cell table:formula="of:=+[.C96]+[.B97]" office:value-type="float" office:value="10027826073395" calcext:value-type="float">
            <text:p>10,027,826,073,395</text:p>
          </table:table-cell>
          <table:table-cell table:formula="of:=+[.C97]/[.$B$105]" office:value-type="percentage" office:value="1" calcext:value-type="percentage">
            <text:p>100.000000%</text:p>
          </table:table-cell>
        </table:table-row>
        <table:table-row table:style-name="ro1">
          <table:table-cell office:value-type="string" calcext:value-type="string">
            <text:p>13-12-0-0 <text:s text:c="4"/></text:p>
          </table:table-cell>
          <table:table-cell office:value-type="float" office:value="0" calcext:value-type="float">
            <text:p>0</text:p>
          </table:table-cell>
          <table:table-cell table:formula="of:=+[.C97]+[.B98]" office:value-type="float" office:value="10027826073395" calcext:value-type="float">
            <text:p>10,027,826,073,395</text:p>
          </table:table-cell>
          <table:table-cell table:formula="of:=+[.C98]/[.$B$105]" office:value-type="percentage" office:value="1" calcext:value-type="percentage">
            <text:p>100.000000%</text:p>
          </table:table-cell>
        </table:table-row>
        <table:table-row table:style-name="ro1">
          <table:table-cell office:value-type="string" calcext:value-type="string">
            <text:p>13-11-1-0 <text:s text:c="4"/></text:p>
          </table:table-cell>
          <table:table-cell office:value-type="float" office:value="0" calcext:value-type="float">
            <text:p>0</text:p>
          </table:table-cell>
          <table:table-cell table:formula="of:=+[.C98]+[.B99]" office:value-type="float" office:value="10027826073395" calcext:value-type="float">
            <text:p>10,027,826,073,395</text:p>
          </table:table-cell>
          <table:table-cell table:formula="of:=+[.C99]/[.$B$105]" office:value-type="percentage" office:value="1" calcext:value-type="percentage">
            <text:p>100.000000%</text:p>
          </table:table-cell>
        </table:table-row>
        <table:table-row table:style-name="ro1">
          <table:table-cell office:value-type="string" calcext:value-type="string">
            <text:p>13-7-5-0 <text:s text:c="5"/></text:p>
          </table:table-cell>
          <table:table-cell office:value-type="float" office:value="0" calcext:value-type="float">
            <text:p>0</text:p>
          </table:table-cell>
          <table:table-cell table:formula="of:=+[.C99]+[.B100]" office:value-type="float" office:value="10027826073395" calcext:value-type="float">
            <text:p>10,027,826,073,395</text:p>
          </table:table-cell>
          <table:table-cell table:formula="of:=+[.C100]/[.$B$105]" office:value-type="percentage" office:value="1" calcext:value-type="percentage">
            <text:p>100.000000%</text:p>
          </table:table-cell>
        </table:table-row>
        <table:table-row table:style-name="ro1">
          <table:table-cell table:style-name="ce16" office:value-type="string" calcext:value-type="string">
            <text:p>13-6-6-0 <text:s text:c="5"/></text:p>
          </table:table-cell>
          <table:table-cell office:value-type="float" office:value="0" calcext:value-type="float">
            <text:p>0</text:p>
          </table:table-cell>
          <table:table-cell table:formula="of:=+[.C100]+[.B101]" office:value-type="float" office:value="10027826073395" calcext:value-type="float">
            <text:p>10,027,826,073,395</text:p>
          </table:table-cell>
          <table:table-cell table:formula="of:=+[.C101]/[.$B$105]" office:value-type="percentage" office:value="1" calcext:value-type="percentage">
            <text:p>100.000000%</text:p>
          </table:table-cell>
        </table:table-row>
        <table:table-row table:style-name="ro1">
          <table:table-cell office:value-type="string" calcext:value-type="string">
            <text:p>12-12-1-0 <text:s text:c="4"/></text:p>
          </table:table-cell>
          <table:table-cell office:value-type="float" office:value="0" calcext:value-type="float">
            <text:p>0</text:p>
          </table:table-cell>
          <table:table-cell table:formula="of:=+[.C101]+[.B102]" office:value-type="float" office:value="10027826073395" calcext:value-type="float">
            <text:p>10,027,826,073,395</text:p>
          </table:table-cell>
          <table:table-cell table:formula="of:=+[.C102]/[.$B$105]" office:value-type="percentage" office:value="1" calcext:value-type="percentage">
            <text:p>100.000000%</text:p>
          </table:table-cell>
        </table:table-row>
        <table:table-row table:style-name="ro1">
          <table:table-cell table:style-name="ce16" office:value-type="string" calcext:value-type="string">
            <text:p>10-10-5-0 <text:s text:c="4"/></text:p>
          </table:table-cell>
          <table:table-cell office:value-type="float" office:value="0" calcext:value-type="float">
            <text:p>0</text:p>
          </table:table-cell>
          <table:table-cell table:formula="of:=+[.C102]+[.B103]" office:value-type="float" office:value="10027826073395" calcext:value-type="float">
            <text:p>10,027,826,073,395</text:p>
          </table:table-cell>
          <table:table-cell table:formula="of:=+[.C103]/[.$B$105]" office:value-type="percentage" office:value="1" calcext:value-type="percentage">
            <text:p>100.000000%</text:p>
          </table:table-cell>
        </table:table-row>
        <table:table-row table:style-name="ro1">
          <table:table-cell office:value-type="string" calcext:value-type="string">
            <text:p>10-5-5-5 <text:s text:c="5"/></text:p>
          </table:table-cell>
          <table:table-cell office:value-type="float" office:value="0" calcext:value-type="float">
            <text:p>0</text:p>
          </table:table-cell>
          <table:table-cell table:formula="of:=+[.C103]+[.B104]" office:value-type="float" office:value="10027826073395" calcext:value-type="float">
            <text:p>10,027,826,073,395</text:p>
          </table:table-cell>
          <table:table-cell table:formula="of:=+[.C104]/[.$B$105]" office:value-type="percentage" office:value="1" calcext:value-type="percentage">
            <text:p>100.000000%</text:p>
          </table:table-cell>
        </table:table-row>
        <table:table-row table:style-name="ro1">
          <table:table-cell/>
          <table:table-cell table:formula="of:=SUM([.B3:.B104])" office:value-type="float" office:value="10027826073395" calcext:value-type="float">
            <text:p>10,027,826,073,395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6" loext:min-decimal-places="6" number:min-integer-digits="0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/00/0000</text:date>, <text:time style:data-style-name="N2" text:time-value="13:48:53.001040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2T12:00:27.396021618</meta:creation-date>
    <dc:date>2022-10-08T13:50:29.401169638</dc:date>
    <meta:editing-duration>PT34M58S</meta:editing-duration>
    <meta:editing-cycles>11</meta:editing-cycles>
    <meta:generator>LibreOffice/6.4.7.2$Linux_X86_64 LibreOffice_project/40$Build-2</meta:generator>
    <meta:document-statistic meta:table-count="2" meta:cell-count="826" meta:object-count="0"/>
  </office:meta>
</office:document-meta>
</file>